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63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4.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Times New Roman" fo:font-size="12pt" style:font-size-asian="12pt" style:font-name-complex="Times New Roman" style:font-size-complex="12pt"/>
    </style:style>
    <style:style style:name="ce6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name-complex="Times New Roman" style:font-size-complex="12pt"/>
    </style:style>
    <style:style style:name="ce8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  <style:map style:condition="cell-content()=&quot;Sim&quot;" style:apply-style-name="Good" style:base-cell-address="Listagem.E2"/>
      <style:map style:condition="cell-content()=&quot;Não&quot;" style:apply-style-name="Bad" style:base-cell-address="Listagem.E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Sumário.E267"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1" table:number-columns-repeated="1019" table:default-cell-style-name="ce14"/>
        <table:table-row table:style-name="ro1">
          <table:table-cell table:style-name="ce12" office:value-type="string" calcext:value-type="string">
            <text:p>Query</text:p>
          </table:table-cell>
          <table:table-cell table:style-name="ce12" office:value-type="string" calcext:value-type="string">
            <text:p>Texto</text:p>
          </table:table-cell>
          <table:table-cell table:style-name="ce12" office:value-type="string" calcext:value-type="string">
            <text:p>Quantidade de artigos</text:p>
          </table:table-cell>
          <table:table-cell table:style-name="ce12" office:value-type="string" calcext:value-type="string">
            <text:p>Início em</text:p>
          </table:table-cell>
          <table:table-cell table:style-name="ce12" office:value-type="string" calcext:value-type="string">
            <text:p>Término em</text:p>
          </table:table-cell>
          <table:table-cell table:style-name="ce12" office:value-type="string" calcext:value-type="string">
            <text:p>Duração (s)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iculture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37.054601</text:p>
          </table:table-cell>
          <table:table-cell office:value-type="string" calcext:value-type="string">
            <text:p>2024-01-01T11:48:43.95726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"crops+pattern"+and+"linear+programming"</text:p>
          </table:table-cell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2024-01-01T11:48:43.957276</text:p>
          </table:table-cell>
          <table:table-cell office:value-type="string" calcext:value-type="string">
            <text:p>2024-01-01T11:48:47.04085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"crop+rot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47.040872</text:p>
          </table:table-cell>
          <table:table-cell office:value-type="string" calcext:value-type="string">
            <text:p>2024-01-01T11:48:53.9827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"land+alloc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53.982736</text:p>
          </table:table-cell>
          <table:table-cell office:value-type="string" calcext:value-type="string">
            <text:p>2024-01-01T11:49:00.95799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"land+allocation"+and+"linear+programming"+and+"crop-livestock"</text:p>
          </table:table-cell>
          <table:table-cell table:style-name="ce13" office:value-type="float" office:value="54" calcext:value-type="float">
            <text:p>54</text:p>
          </table:table-cell>
          <table:table-cell office:value-type="string" calcext:value-type="string">
            <text:p>2024-01-01T11:49:00.958012</text:p>
          </table:table-cell>
          <table:table-cell office:value-type="string" calcext:value-type="string">
            <text:p>2024-01-01T11:49:08.35756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gem" table:style-name="ta1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1" table:default-cell-style-name="ce6"/>
        <table:table-column table:style-name="co1" table:default-cell-style-name="ce7"/>
        <table:table-column table:style-name="co7" table:number-columns-repeated="5" table:default-cell-style-name="ce6"/>
        <table:table-column table:style-name="co5" table:default-cell-style-name="ce5"/>
        <table:table-column table:style-name="co1" table:number-columns-repeated="1014" table:default-cell-style-name="ce6"/>
        <table:table-row table:style-name="ro2">
          <table:table-cell table:style-name="ce9" office:value-type="string" calcext:value-type="string">
            <text:p>Título</text:p>
          </table:table-cell>
          <table:table-cell table:style-name="ce9" office:value-type="string" calcext:value-type="string">
            <text:p>Autor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Queries</text:p>
          </table:table-cell>
          <table:table-cell table:style-name="ce9" office:value-type="string" calcext:value-type="string">
            <text:p>Publicação em revista</text:p>
          </table:table-cell>
          <table:table-cell table:style-name="ce9" office:value-type="string" calcext:value-type="string">
            <text:p>Aborda agricultura familiar</text:p>
          </table:table-cell>
          <table:table-cell table:style-name="ce9" office:value-type="string" calcext:value-type="string">
            <text:p>Inclui experimento de otimização PL ou heurística</text:p>
          </table:table-cell>
          <table:table-cell table:style-name="ce9" office:value-type="string" calcext:value-type="string">
            <text:p>Aborda integração agricultura e animais</text:p>
          </table:table-cell>
          <table:table-cell table:style-name="ce9" office:value-type="string" calcext:value-type="string">
            <text:p>Disponível para download</text:p>
          </table:table-cell>
          <table:table-cell table:style-name="ce9" office:value-type="string" calcext:value-type="string">
            <text:p>Not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model development and evaluation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6/52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Young Beef Cattle Production in New Zealand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9/84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 mathematical approach to optimize crop allocation–A linear programmingmodel</text:p>
          </table:table-cell>
          <table:table-cell office:value-type="string" calcext:value-type="string">
            <text:p>M Bhatia, A Rana- Int. J. Des. Nat. Ecodynamics, 2020 - researchgate.net</text:p>
          </table:table-cell>
          <table:table-cell office:value-type="string" calcext:value-type="string">
            <text:p>https://www.researchgate.net/profile/Mahak-Bhatia/publication/341241297_A_Mathematical_Approach_to_Optimize_Crop_Allocation_-_A_Linear_Programming_Model/links/5ec27a2892851c11a8705482/A-Mathematical-Approach-to-Optimize-Crop-Allocation-A-Linear-Programming-Model.pdf</text:p>
          </table:table-cell>
          <table:table-cell office:value-type="string" calcext:value-type="string">
            <text:p>1,3,4,5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ptimal AgriculturalLand Use: An Efficient Neutrosophic Linear ProgrammingMethod</text:p>
          </table:table-cell>
          <table:table-cell office:value-type="string" calcext:value-type="string">
            <text:p>M Jdid, F Smarandache- 2023 - books.google.com</text:p>
          </table:table-cell>
          <table:table-cell office:value-type="string" calcext:value-type="string">
            <text:p>https://books.google.com/books?hl=pt-BR&amp;lr=&amp;id=KR_nEAAAQBAJ&amp;oi=fnd&amp;pg=PA56&amp;dq=agriculture+and+%22linear+programming%22&amp;ots=ey5AbKIKn1&amp;sig=zQEEfOeT3o4rx31xLHNNb6epoiI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 Bilevel Linear ProgrammingModel for Developing a Subsidy Policy to Minimize the Environmental Impact of the AgriculturalSector</text:p>
          </table:table-cell>
          <table:table-cell office:value-type="string" calcext:value-type="string">
            <text:p>K Ziliaskopoulos, K Papalamprou- Sustainability, 2022 - mdpi.com</text:p>
          </table:table-cell>
          <table:table-cell office:value-type="string" calcext:value-type="string">
            <text:p>https://www.mdpi.com/2071-1050/14/13/765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n integer linear programmingmodel for efficient scheduling of UGV tasks in precision agricultureunder human supervision</text:p>
          </table:table-cell>
          <table:table-cell office:value-type="string" calcext:value-type="string">
            <text:p>LF Tiotsop, A Servetti, E Masala- Computers &amp; Operations Research, 2020 - Elsevier</text:p>
          </table:table-cell>
          <table:table-cell office:value-type="string" calcext:value-type="string">
            <text:p>https://www.sciencedirect.com/science/article/pii/S03050548193026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A Linear ProgrammingModel for Operational Optimization of Agricultural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OPTIMUM FARMING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Development of a linear programmingmodel for the optimal allocation of nutritional resources in a dairy herd</text:p>
          </table:table-cell>
          <table:table-cell office:value-type="string" calcext:value-type="string">
            <text:p>A Bellingeri, A Gallo, D Liang, F Masoero… - Journal of dairy …, 2020 - Elsevier</text:p>
          </table:table-cell>
          <table:table-cell office:value-type="string" calcext:value-type="string">
            <text:p>https://www.sciencedirect.com/science/article/pii/S0022030220307104</text:p>
          </table:table-cell>
          <table:table-cell office:value-type="string" calcext:value-type="string">
            <text:p>1,3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OPTIMUM FARMING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ization Study of Cropping Pattern in the Klakah Irrigation Area, Lumajang Regency, Using Linear Programming</text:p>
          </table:table-cell>
          <table:table-cell office:value-type="string" calcext:value-type="string">
            <text:p>W Sejati, TT Akbar - ADI Journal on Recent Innovation, 2024 - adi-journal.org</text:p>
          </table:table-cell>
          <table:table-cell office:value-type="string" calcext:value-type="string">
            <text:p>https://adi-journal.org/index.php/ajri/article/view/99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ization of the supply chain in the production of ethanol from agriculturalbiomass using mixed-integer linear programming(MILP): a case study</text:p>
          </table:table-cell>
          <table:table-cell office:value-type="string" calcext:value-type="string">
            <text:p>E Leon-Olivares, H Minor-Popocatl… - Mathematical …, 2020 - hindawi.com</text:p>
          </table:table-cell>
          <table:table-cell office:value-type="string" calcext:value-type="string">
            <text:p>https://www.hindawi.com/journals/mpe/2020/6029507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Improving farmers' net revenue in traditional context: Analytic Hierarchy Process, Expert System, and Linear Programming</text:p>
          </table:table-cell>
          <table:table-cell office:value-type="string" calcext:value-type="string">
            <text:p>J Fendji, R Kongne, C Thron, B Yenke… - … Transactions on Context …, 2020 - eudl.eu</text:p>
          </table:table-cell>
          <table:table-cell office:value-type="string" calcext:value-type="string">
            <text:p>https://eudl.eu/doi/10.4108/eai.13-7-2018.163975</text:p>
          </table:table-cell>
          <table:table-cell office:value-type="string" calcext:value-type="string">
            <text:p>1,4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pplication of fuzzy linear programmingmodel in agriculturaleconomic management</text:p>
          </table:table-cell>
          <table:table-cell office:value-type="string" calcext:value-type="string">
            <text:p>Y Wang - Journal of Mathematics, 2022 - hindawi.com</text:p>
          </table:table-cell>
          <table:table-cell office:value-type="string" calcext:value-type="string">
            <text:p>https://www.hindawi.com/journals/jmath/2022/608907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ization of Crop Harvesting Schedules and Land Allocation 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Non- linear programming-based energy management for a wind farmcoupled with pumped hydro storage system</text:p>
          </table:table-cell>
          <table:table-cell office:value-type="string" calcext:value-type="string">
            <text:p>J Jamii, M Trabelsi, M Mansouri, MF Mimouni… - Sustainability, 2022 - mdpi.com</text:p>
          </table:table-cell>
          <table:table-cell office:value-type="string" calcext:value-type="string">
            <text:p>https://www.mdpi.com/2071-1050/14/18/1128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Human-Multi-Robot Task Allocation in AgriculturalSettings: a Mixed Integer Linear ProgrammingApproach</text:p>
          </table:table-cell>
          <table:table-cell office:value-type="string" calcext:value-type="string">
            <text:p>M Lippi, J Gallou, J Palmieri… - 2023 32nd IEEE …, 2023 - ieeexplore.ieee.org</text:p>
          </table:table-cell>
          <table:table-cell office:value-type="string" calcext:value-type="string">
            <text:p>https://ieeexplore.ieee.org/abstract/document/1030939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Broiler poultry feed cost optimization using linear programmingtechnique</text:p>
          </table:table-cell>
          <table:table-cell office:value-type="string" calcext:value-type="string">
            <text:p>P Mallick, K Muduli, JN Biswal… - Journal of Operations …, 2020 - journals.sagepub.com</text:p>
          </table:table-cell>
          <table:table-cell office:value-type="string" calcext:value-type="string">
            <text:p>https://journals.sagepub.com/doi/abs/10.1177/2516600X1989691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Impact of irrigation water on net farmincome in three regions of somasila project in Andhra Pradesh: A linear programmingapproach</text:p>
          </table:table-cell>
          <table:table-cell office:value-type="string" calcext:value-type="string">
            <text:p>C Srilatha - 2023 - indianjournals.com</text:p>
          </table:table-cell>
          <table:table-cell office:value-type="string" calcext:value-type="string">
            <text:p>https://www.indianjournals.com/ijor.aspx?target=ijor:eaj&amp;volume=68&amp;issue=1&amp;article=01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Research on linear programmingalgorithm for mathematical model of agriculturalmachinery allocation</text:p>
          </table:table-cell>
          <table:table-cell office:value-type="string" calcext:value-type="string">
            <text:p>X Zhou, A Sharma, V Mohindru- International Journal of Agricultural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Linear programming: a boon for farmers</text:p>
          </table:table-cell>
          <table:table-cell office:value-type="string" calcext:value-type="string">
            <text:p>H Kaur, N Gupta- International Journal of Engineering Applied Science …, 2021 - ijeast.com</text:p>
          </table:table-cell>
          <table:table-cell office:value-type="string" calcext:value-type="string">
            <text:p>http://www.ijeast.com/papers/223-226,Tesma512,IJEAST.pdf</text:p>
          </table:table-cell>
          <table:table-cell office:value-type="string" calcext:value-type="string">
            <text:p>1,3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 Copula-based interval linear programmingmodel for water resources allocation under uncertainty</text:p>
          </table:table-cell>
          <table:table-cell office:value-type="string" calcext:value-type="string">
            <text:p>W Yue, S Yu, M Xu, Q Rong, C Xu, M Su - Journal of Environmental …, 2022 - Elsevier</text:p>
          </table:table-cell>
          <table:table-cell office:value-type="string" calcext:value-type="string">
            <text:p>https://www.sciencedirect.com/science/article/pii/S030147972200891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utomated calibration of farm-scale mixed linear programmingmodels using bi-level programming</text:p>
          </table:table-cell>
          <table:table-cell office:value-type="string" calcext:value-type="string">
            <text:p>W Britz- 2020 - ageconsearch.umn.edu</text:p>
          </table:table-cell>
          <table:table-cell office:value-type="string" calcext:value-type="string">
            <text:p>https://ageconsearch.umn.edu/record/30368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Mixed integer linear programmingbased algorithms for wind farmlayout optimization</text:p>
          </table:table-cell>
          <table:table-cell office:value-type="string" calcext:value-type="string">
            <text:p>S Paaso - 2022 - aaltodoc.aalto.fi</text:p>
          </table:table-cell>
          <table:table-cell office:value-type="string" calcext:value-type="string">
            <text:p>https://aaltodoc.aalto.fi/handle/123456789/11637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 mixed‐integer linear programmingmodel and a metaheuristic approach for the selection and allocation of land parcels problem</text:p>
          </table:table-cell>
          <table:table-cell office:value-type="string" calcext:value-type="string">
            <text:p>AF Gil, MG Sánchez, C Castro… - International …, 2023 - Wiley Online Library</text:p>
          </table:table-cell>
          <table:table-cell office:value-type="string" calcext:value-type="string">
            <text:p>https://onlinelibrary.wiley.com/doi/abs/10.1111/itor.13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Large-scale offshore wind farmelectrical collector system planning: A mixed-integer linear programmingapproach</text:p>
          </table:table-cell>
          <table:table-cell office:value-type="string" calcext:value-type="string">
            <text:p>X Shen, S Li, H Li - 2021 IEEE 5th Conference on Energy …, 2021 - ieeexplore.ieee.org</text:p>
          </table:table-cell>
          <table:table-cell office:value-type="string" calcext:value-type="string">
            <text:p>https://ieeexplore.ieee.org/abstract/document/971360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Managing agricultural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 solving approach for fuzzy multi-objective linear fractional programming and application to an agriculturalplanting structure optimization problem</text:p>
          </table:table-cell>
          <table:table-cell office:value-type="string" calcext:value-type="string">
            <text:p>G Yang, X Li, L Huo, Q Liu - Chaos, Solitons &amp; Fractals, 2020 - Elsevier</text:p>
          </table:table-cell>
          <table:table-cell office:value-type="string" calcext:value-type="string">
            <text:p>https://www.sciencedirect.com/science/article/pii/S09600779203074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daptation to global climate change at the farmlevel</text:p>
          </table:table-cell>
          <table:table-cell office:value-type="string" calcext:value-type="string">
            <text:p>HM Kaiser, SJ Riha, DS Wilks… - Agriculturaldimensions …, 2022 - taylorfrancis.com</text:p>
          </table:table-cell>
          <table:table-cell office:value-type="string" calcext:value-type="string">
            <text:p>https://www.taylorfrancis.com/chapters/edit/10.1201/9781315136967-7/adaptation-global-climate-change-farm-level-harry-kaiser-susan-riha-daniel-wilks-radha-sampath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Socio-economic factors in stimulating agriculturein a crisis</text:p>
          </table:table-cell>
          <table:table-cell office:value-type="string" calcext:value-type="string">
            <text:p>A Namitulina, V Gorlov, I Soklakova… - E3S Web of …, 2021 - e3s-conferences.org</text:p>
          </table:table-cell>
          <table:table-cell office:value-type="string" calcext:value-type="string">
            <text:p>https://www.e3s-conferences.org/articles/e3sconf/abs/2021/30/e3sconf_farba2021_10004/e3sconf_farba2021_10004.htm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Food loss and waste metrics: A proposed nutritional cost footprint linking linear programmingand life cycle assessment</text:p>
          </table:table-cell>
          <table:table-cell office:value-type="string" calcext:value-type="string">
            <text:p>I Vázquez-Rowe, J Laso, M Margallo… - … International Journal of …, 2020 - Springer</text:p>
          </table:table-cell>
          <table:table-cell office:value-type="string" calcext:value-type="string">
            <text:p>https://link.springer.com/article/10.1007/s11367-019-01655-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Using Linear Programmingto Determine the Optimum Diet for Broiler Chicken Feeding in the Sweida Governorate, Syria</text:p>
          </table:table-cell>
          <table:table-cell office:value-type="string" calcext:value-type="string">
            <text:p>M Al-Abdala, A Sallowm, S Abou Assaf - scholar.archive.org</text:p>
          </table:table-cell>
          <table:table-cell office:value-type="string" calcext:value-type="string">
            <text:p>https://scholar.archive.org/work/ihurujpx65e2hcare5lv72lt7u/access/wayback/https://services.kfu.edu.sa/scientificjournal/Handlers/FileHandler.ashx?file=2062.pdf&amp;Folder=UploadFiles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n optimization scheme of balancing GHG emission and income in circular agriculturesystem</text:p>
          </table:table-cell>
          <table:table-cell office:value-type="string" calcext:value-type="string">
            <text:p>S Hang, J Li, X Xu, Y Lyu, Y Li, H Gong, Y Xu… - Sustainability, 2021 - mdpi.com</text:p>
          </table:table-cell>
          <table:table-cell office:value-type="string" calcext:value-type="string">
            <text:p>https://www.mdpi.com/2071-1050/13/13/715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Location selection for waste-to-energy plants by using fuzzy linear programming</text:p>
          </table:table-cell>
          <table:table-cell office:value-type="string" calcext:value-type="string">
            <text:p>E Ilbahar, C Kahraman, S Cebi- Energy, 2021 - Elsevier</text:p>
          </table:table-cell>
          <table:table-cell office:value-type="string" calcext:value-type="string">
            <text:p>https://www.sciencedirect.com/science/article/pii/S036054422101437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4">
          <table:table-cell office:value-type="string" calcext:value-type="string">
            <text:p>… ecological compensation standard and amount for promoting sustainability of livestock industry based on cost-benefit analysis, linear programming, WTA and WTP …</text:p>
          </table:table-cell>
          <table:table-cell office:value-type="string" calcext:value-type="string">
            <text:p>X Sun, X Liu, S Zhao, Y Zhu - Environmental Science and Pollution …, 2021 - Springer</text:p>
          </table:table-cell>
          <table:table-cell office:value-type="string" calcext:value-type="string">
            <text:p>https://link.springer.com/article/10.1007/s11356-020-11769-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Optimization of irrigation water allocation by using linear programming: Case study on Belitang irrigation system</text:p>
          </table:table-cell>
          <table:table-cell office:value-type="string" calcext:value-type="string">
            <text:p>F Imron - IOP Conference Series: Earth and Environmental …, 2021 - iopscience.iop.org</text:p>
          </table:table-cell>
          <table:table-cell office:value-type="string" calcext:value-type="string">
            <text:p>https://iopscience.iop.org/article/10.1088/1755-1315/653/1/012023/meta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Fruit production planning in semiarid zones: a novel triangular intuitionistic fuzzy linear programmingapproach</text:p>
          </table:table-cell>
          <table:table-cell office:value-type="string" calcext:value-type="string">
            <text:p>S Kousar, A Zafar, N Kausar, D Pamucar… - … Problems in Engineering, 2022 - hindawi.com</text:p>
          </table:table-cell>
          <table:table-cell office:value-type="string" calcext:value-type="string">
            <text:p>https://www.hindawi.com/journals/mpe/2022/3705244/</text:p>
          </table:table-cell>
          <table:table-cell office:value-type="string" calcext:value-type="string">
            <text:p>1,4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griculturesupply chain management-an operational perspective</text:p>
          </table:table-cell>
          <table:table-cell office:value-type="string" calcext:value-type="string">
            <text:p>M Bhatia, GMJ Bhat - Brazilian Journal of Operations &amp; Production …, 2020 - bjopm.org.br</text:p>
          </table:table-cell>
          <table:table-cell office:value-type="string" calcext:value-type="string">
            <text:p>https://www.bjopm.org.br/bjopm/article/view/97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 study of linear programmingtechnique</text:p>
          </table:table-cell>
          <table:table-cell office:value-type="string" calcext:value-type="string">
            <text:p>P Tewari, B Agrawal- International Journal of Statistics and …, 2022 - mathsjournal.com</text:p>
          </table:table-cell>
          <table:table-cell office:value-type="string" calcext:value-type="string">
            <text:p>https://www.mathsjournal.com/pdf/2022/vol7issue2/PartA/7-2-3-240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Energy-efficient edge-fog-cloud architecture for IoT-based smart agricultureenvironment</text:p>
          </table:table-cell>
          <table:table-cell office:value-type="string" calcext:value-type="string">
            <text:p>HA Alharbi, M Aldossary- IEEE Access, 2021 - ieeexplore.ieee.org</text:p>
          </table:table-cell>
          <table:table-cell office:value-type="string" calcext:value-type="string">
            <text:p>https://ieeexplore.ieee.org/abstract/document/9502114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Fertigation management for sustainable precision agriculturebased on Internet of Things</text:p>
          </table:table-cell>
          <table:table-cell office:value-type="string" calcext:value-type="string">
            <text:p>N Lin, X Wang, Y Zhang, X Hu, J Ruan- Journal of Cleaner Production, 2020 - Elsevier</text:p>
          </table:table-cell>
          <table:table-cell office:value-type="string" calcext:value-type="string">
            <text:p>https://www.sciencedirect.com/science/article/pii/S095965262034164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griculturalland use allocation under current and projected scenarios</text:p>
          </table:table-cell>
          <table:table-cell office:value-type="string" calcext:value-type="string">
            <text:p>GPL Abella, F Lansigan, J Tubay- International Journal of …, 2021 - ijtech.eng.ui.ac.id</text:p>
          </table:table-cell>
          <table:table-cell office:value-type="string" calcext:value-type="string">
            <text:p>https://ijtech.eng.ui.ac.id/article/view/517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n optimal allocation and scheduling method in human-multi-robot precision agriculturesettings</text:p>
          </table:table-cell>
          <table:table-cell office:value-type="string" calcext:value-type="string">
            <text:p>M Lippi, J Gallou, A Gasparri… - 2023 31st Mediterranean …, 2023 - ieeexplore.ieee.org</text:p>
          </table:table-cell>
          <table:table-cell office:value-type="string" calcext:value-type="string">
            <text:p>https://ieeexplore.ieee.org/abstract/document/10185899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Linear programmingbased decision support system for grapes transport planning in CAPEL</text:p>
          </table:table-cell>
          <table:table-cell office:value-type="string" calcext:value-type="string">
            <text:p>C Monardes‐Concha, C Serrano‐Julio… - International …, 2023 - Wiley Online Library</text:p>
          </table:table-cell>
          <table:table-cell office:value-type="string" calcext:value-type="string">
            <text:p>https://onlinelibrary.wiley.com/doi/abs/10.1111/itor.1292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griculturalproduction efficiency estimation and spatiotemporal convergence characteristic analysis in the Yangtze River Economic Belt: A semi‐parametric …</text:p>
          </table:table-cell>
          <table:table-cell office:value-type="string" calcext:value-type="string">
            <text:p>B Guo, D He, G Jin- Land Degradation &amp; Development, 2023 - Wiley Online Library</text:p>
          </table:table-cell>
          <table:table-cell office:value-type="string" calcext:value-type="string">
            <text:p>https://onlinelibrary.wiley.com/doi/abs/10.1002/ldr.47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An assessment of economic and environmental benefits of desilting village tanks in Sri Lanka: an application of linear programming</text:p>
          </table:table-cell>
          <table:table-cell office:value-type="string" calcext:value-type="string">
            <text:p>D Dayananda, W Dilhari… - … International Congress on …, 2021 - researchgate.net</text:p>
          </table:table-cell>
          <table:table-cell office:value-type="string" calcext:value-type="string">
            <text:p>https://www.researchgate.net/profile/Dasuni-Dayananda/publication/365427748_An_Assessment_of_economic_and_environmental_benefits_of_desilting_village_tanks_in_Sri_Lanka_An_application_of_linear_programming/links/6374ba1c37878b3e87b75261/An-Assessment-of-economic-and-environmental-benefits-of-desilting-village-tanks-in-Sri-Lanka-An-application-of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… foresight in hydroeconomic analysis of yellow river diversions to the Hai River Basin, China: a framework combining linear programmingand model predictive …</text:p>
          </table:table-cell>
          <table:table-cell office:value-type="string" calcext:value-type="string">
            <text:p>G Martinsen, S Liu, X Mo, C Davidsen… - Frontiers in …, 2021 - frontiersin.org</text:p>
          </table:table-cell>
          <table:table-cell office:value-type="string" calcext:value-type="string">
            <text:p>https://www.frontiersin.org/articles/10.3389/frwa.2021.648934/ful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European Union farmingsystems: Insights for a more sustainable land use</text:p>
          </table:table-cell>
          <table:table-cell office:value-type="string" calcext:value-type="string">
            <text:p>VJPD Martinho - Land Degradation &amp; Development, 2022 - Wiley Online Library</text:p>
          </table:table-cell>
          <table:table-cell office:value-type="string" calcext:value-type="string">
            <text:p>https://onlinelibrary.wiley.com/doi/abs/10.1002/ldr.416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AL ANALYSIS OF FARM AGRICULTURALMACHINERY EQUIPMENT BASED ON MATHEMATICAL MODELLING.</text:p>
          </table:table-cell>
          <table:table-cell office:value-type="string" calcext:value-type="string">
            <text:p>Z Zhang - INMATEH- AgriculturalEngineering, 2020 - api.inmateh.eu</text:p>
          </table:table-cell>
          <table:table-cell office:value-type="string" calcext:value-type="string">
            <text:p>https://api.inmateh.eu/public/uploads/62-35-N232-Zefeng-Zhang8e68a374-a86e-49ee-9f37-732b87f008e8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Linear programmingmethod application in a solar cell</text:p>
          </table:table-cell>
          <table:table-cell office:value-type="string" calcext:value-type="string">
            <text:p>RJ Mitlif, M RASHEED, S SHIHAB, T RASHID… - Journal of Al-Qadisiyah …, 2021 - iasj.net</text:p>
          </table:table-cell>
          <table:table-cell office:value-type="string" calcext:value-type="string">
            <text:p>https://www.iasj.net/iasj/download/19deab784db49cd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Profit maximization in a product mix bakery using linear programmingtechnique</text:p>
          </table:table-cell>
          <table:table-cell office:value-type="string" calcext:value-type="string">
            <text:p>KO Oluwaseyi, A Elizabeth… - Journal of investment and …, 2020 - researchgate.net</text:p>
          </table:table-cell>
          <table:table-cell office:value-type="string" calcext:value-type="string">
            <text:p>https://www.researchgate.net/profile/Kayode-Olakunle-Oluwaseyi/publication/339938430_Profit_Maximization_in_a_Product_Mix_Bakery_Using_Linear_Programming_Technique/links/5e6d7365299bf12e23c74a37/Profit-Maximization-in-a-Product-Mix-Bakery-Using-Linear-Programming-Technique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Water Availability, Crop Choices and Profitability of Farming: A Case Study of Mahakanumulla Tank Village.</text:p>
          </table:table-cell>
          <table:table-cell office:value-type="string" calcext:value-type="string">
            <text:p>D Dayananda, J Weerahewa… - Tropical Agricultural…, 2021 - researchgate.net</text:p>
          </table:table-cell>
          <table:table-cell office:value-type="string" calcext:value-type="string">
            <text:p>https://www.researchgate.net/profile/Senal-Weerasooriya/publication/348156669_Water_Availability_Crop_Choices_and_Profitability_of_Farming_A_Case_Study_of_Mahakanumulla_Tank_Village/links/5ffc416445851553a036612e/Water-Availability-Crop-Choices-and-Profitability-of-Farming-A-Case-Study-of-Mahakanumulla-Tank-Village.pdf</text:p>
          </table:table-cell>
          <table:table-cell office:value-type="string" calcext:value-type="string">
            <text:p>1,5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Managing agriculturalwater-energy-food-environment nexus considering water footprint and carbon footprint under uncertainty</text:p>
          </table:table-cell>
          <table:table-cell office:value-type="string" calcext:value-type="string">
            <text:p>Q Yue, P Guo - AgriculturalWater Management, 2021 - Elsevier</text:p>
          </table:table-cell>
          <table:table-cell office:value-type="string" calcext:value-type="string">
            <text:p>https://www.sciencedirect.com/science/article/pii/S037837742100164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eration model for optimized landbased farmingof Atlantic salmon</text:p>
          </table:table-cell>
          <table:table-cell office:value-type="string" calcext:value-type="string">
            <text:p>OI Forsberg, S Sanni, A Bergheim - Fish FarmingTechnology, 2020 - taylorfrancis.com</text:p>
          </table:table-cell>
          <table:table-cell office:value-type="string" calcext:value-type="string">
            <text:p>https://www.taylorfrancis.com/chapters/edit/10.1201/9781003077770-65/operation-model-optimized-landbased-farming-atlantic-salmon-forsberg-sanni-bergheim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Optimal control of a grid-connected photovoltaic agriculturalwater pumping system</text:p>
          </table:table-cell>
          <table:table-cell office:value-type="string" calcext:value-type="string">
            <text:p>MW Mahinda, EM Wanjiru, JG Njiri- Journal of Engineering and Applied …, 2023 - Springer</text:p>
          </table:table-cell>
          <table:table-cell office:value-type="string" calcext:value-type="string">
            <text:p>https://link.springer.com/article/10.1186/s44147-023-00256-y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griculturalperformance of Indian states and uts based on non-parametric approach</text:p>
          </table:table-cell>
          <table:table-cell office:value-type="string" calcext:value-type="string">
            <text:p>V Chaubey, DS Sharanappa… - European Chemical …, 2023 - researchgate.net</text:p>
          </table:table-cell>
          <table:table-cell office:value-type="string" calcext:value-type="string">
            <text:p>https://www.researchgate.net/profile/Vishal-Chaubey-2/publication/373020526_Agricultural_performance_of_Indian_States_and_UTs_based_on_Non-parametric_Approach/links/64d4cc3fc80b930269044250/Agricultural-performance-of-Indian-States-and-UTs-based-on-Non-parametric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cuPDLP. jl: A GPU Implementation of Restarted Primal-Dual Hybrid Gradient for Linear Programmingin Julia</text:p>
          </table:table-cell>
          <table:table-cell office:value-type="string" calcext:value-type="string">
            <text:p>H Lu, J Yang - arXiv preprint arXiv:2311.12180, 2023 - arxiv.org</text:p>
          </table:table-cell>
          <table:table-cell office:value-type="string" calcext:value-type="string">
            <text:p>https://arxiv.org/abs/2311.121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The framework of an agriculturalland-use decision support system based on ecological environmental constraints</text:p>
          </table:table-cell>
          <table:table-cell office:value-type="string" calcext:value-type="string">
            <text:p>H Li, Y Zhao, F Zheng - Science of the total environment, 2020 - Elsevier</text:p>
          </table:table-cell>
          <table:table-cell office:value-type="string" calcext:value-type="string">
            <text:p>https://www.sciencedirect.com/science/article/pii/S00489697203065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2">
          <table:table-cell office:value-type="string" calcext:value-type="string">
            <text:p>Definition of optimal agriculturalplastic waste collection centers with advanced spatial analysis tools</text:p>
          </table:table-cell>
          <table:table-cell office:value-type="string" calcext:value-type="string">
            <text:p>PZ Morsink-Georgali, N Afxentiou, A Kylili… - Cleaner Engineering …, 2021 - Elsevier</text:p>
          </table:table-cell>
          <table:table-cell office:value-type="string" calcext:value-type="string">
            <text:p>https://www.sciencedirect.com/science/article/pii/S266679082100286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table:number-columns-repeated="5"/>
          <table:table-cell table:number-columns-repeated="1015"/>
        </table:table-row>
        <table:table-row table:style-name="ro3">
          <table:table-cell office:value-type="string" calcext:value-type="string">
            <text:p>A multi-objective algorithm for crop pattern optimization in agriculture</text:p>
          </table:table-cell>
          <table:table-cell office:value-type="string" calcext:value-type="string">
            <text:p>S Jain, D Ramesh, D Bhattacharya- Applied Soft Computing, 2021 - Elsevier</text:p>
          </table:table-cell>
          <table:table-cell office:value-type="string" calcext:value-type="string">
            <text:p>https://www.sciencedirect.com/science/article/pii/S156849462100693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reservoir operation using linear programming</text:p>
          </table:table-cell>
          <table:table-cell office:value-type="string" calcext:value-type="string">
            <text:p>BK Raju, C Chandre Gowda… - International Journal of …, 2020 - researchgate.net</text:p>
          </table:table-cell>
          <table:table-cell office:value-type="string" calcext:value-type="string">
            <text:p>https://www.researchgate.net/profile/Kumar-Raju-B-C/publication/338790628_Optimization_of_Reservoir_Operation_using_Linear_Programming/links/5e2a8d4392851c3aadd525e4/Optimization-of-Reservoir-Operation-using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pproach to regionalise the life cycle inventories of Spanish agriculture: Monitoring the environmental impacts of orange and tomato crops</text:p>
          </table:table-cell>
          <table:table-cell office:value-type="string" calcext:value-type="string">
            <text:p>N Sinisterra-Solís, N Sanjuán, J Ribal, V Estruch… - Science of The Total …, 2023 - Elsevier</text:p>
          </table:table-cell>
          <table:table-cell office:value-type="string" calcext:value-type="string">
            <text:p>https://www.sciencedirect.com/science/article/pii/S004896972206008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analysis of integrated farmingsystems in the Kuttanad region of Kerala state, India: A case study</text:p>
          </table:table-cell>
          <table:table-cell office:value-type="string" calcext:value-type="string">
            <text:p>A Sabu, SP Rani, A Vidhyavathi- Journal of Applied …, 2020 - journals.ansfoundation.org</text:p>
          </table:table-cell>
          <table:table-cell office:value-type="string" calcext:value-type="string">
            <text:p>http://journals.ansfoundation.org/index.php/jans/article/view/229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imation of risk in Egyptian agriculturein the light of the current variables: An analytical study using MOTAD model approach</text:p>
          </table:table-cell>
          <table:table-cell office:value-type="string" calcext:value-type="string">
            <text:p>M Negm, H Abdullah- IOSR Journal of Economics and Finance …, 2021 - researchgate.net</text:p>
          </table:table-cell>
          <table:table-cell office:value-type="string" calcext:value-type="string">
            <text:p>https://www.researchgate.net/profile/Hesham-Abdullah/publication/353767459_Estimation_of_Risk_in_Egyptian_Agriculture_in_The_Light_of_the_Current_Variables_An_Analytical_Study_Using_MOTAD_Model_Approach/links/6110c09b169a1a0103ea15eb/Estimation-of-Risk-in-Egyptian-Agriculture-in-The-Light-of-the-Current-Variables-An-Analytical-Study-Using-MOTAD-Model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AgriculturalLand Use in Chimbay District of the Republic of Karakalpakstan Using GIS Technologies</text:p>
          </table:table-cell>
          <table:table-cell office:value-type="string" calcext:value-type="string">
            <text:p>KK Bekanov, E Safarov, S Prenov… - International Journal of …, 2022 - journals.sfu.ca</text:p>
          </table:table-cell>
          <table:table-cell office:value-type="string" calcext:value-type="string">
            <text:p>https://journals.sfu.ca/ijg/index.php/journal/article/download/2101/1109/31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ternative methodology for epistemic uncertainty-based linear programmingproblem</text:p>
          </table:table-cell>
          <table:table-cell office:value-type="string" calcext:value-type="string">
            <text:p>D Behera- Soft Computing, 2023 - Springer</text:p>
          </table:table-cell>
          <table:table-cell office:value-type="string" calcext:value-type="string">
            <text:p>https://link.springer.com/article/10.1007/s00500-023-08725-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ust Counterpart Models for Fresh AgriculturalProduct Routing Planning Considering Carbon Emissions and Uncertainty</text:p>
          </table:table-cell>
          <table:table-cell office:value-type="string" calcext:value-type="string">
            <text:p>F Yang, Z Wu, X Teng, S Qu - Sustainability, 2022 - mdpi.com</text:p>
          </table:table-cell>
          <table:table-cell office:value-type="string" calcext:value-type="string">
            <text:p>https://www.mdpi.com/2071-1050/14/22/14992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termine the optimal portfolio of agriculturalcredits by using of Fuzzy logic</text:p>
          </table:table-cell>
          <table:table-cell office:value-type="string" calcext:value-type="string">
            <text:p>SA Hosseini-Yekani… - AgriculturalEconomics …, 2020 - aead.agri-peri.ac.ir</text:p>
          </table:table-cell>
          <table:table-cell office:value-type="string" calcext:value-type="string">
            <text:p>http://aead.agri-peri.ac.ir/article_122956_en.html?lang=en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disponív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Linear ProgrammingApproach for Determining Optimum Production Cost</text:p>
          </table:table-cell>
          <table:table-cell office:value-type="string" calcext:value-type="string">
            <text:p>SK Bala, NR Bala, HR Biswas… - Asian Business …, 2020 - researchgate.net</text:p>
          </table:table-cell>
          <table:table-cell office:value-type="string" calcext:value-type="string">
            <text:p>https://www.researchgate.net/profile/Shujit-Kumar-Bala/publication/342176195_Application_of_Linear_Programming_Approach_for_Determining_Optimum_Production_Cost/links/5eff6c9a299bf18816fd21d6/Application-of-Linear-Programming-Approach-for-Determining-Optimum-Production-Cost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 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string" calcext:value-type="string">
            <text:p>2,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irrigation planning for JOBAT Command Area using Multi Objective Fuzzy Linear Programmingapproach</text:p>
          </table:table-cell>
          <table:table-cell office:value-type="string" calcext:value-type="string">
            <text:p>CM Shakya, V Kumar, D Sawant, S Dadhich- 2022 - academia.edu</text:p>
          </table:table-cell>
          <table:table-cell office:value-type="string" calcext:value-type="string">
            <text:p>https://www.academia.edu/download/82660945/V8I1_1445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 approach to reduce water consumption by optimizing and determining of crop cultivation pattern using meta-heuristic algorithms: A case study on Moghan …</text:p>
          </table:table-cell>
          <table:table-cell office:value-type="string" calcext:value-type="string">
            <text:p>Y Choopan, S Emami - Journal of Applied Research in Water and Wastewater, 2020 - sid.ir</text:p>
          </table:table-cell>
          <table:table-cell office:value-type="string" calcext:value-type="string">
            <text:p>https://www.sid.ir/FileServer/JE/54005520200106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 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</text:p>
          </table:table-cell>
          <table:table-cell office:value-type="string" calcext:value-type="string">
            <text:p>K Abdi Rokni, SA Hosseini-Yekani… - Agricultural …, 2021 - jae.marvdasht.iau.ir</text:p>
          </table:table-cell>
          <table:table-cell office:value-type="string" calcext:value-type="string">
            <text:p>https://jae.marvdasht.iau.ir/article_4657.html?lang=en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.</text:p>
          </table:table-cell>
          <table:table-cell office:value-type="string" calcext:value-type="string">
            <text:p>خديجئه عبدتن وكذى… - Journal of …, 2021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0086407&amp;AN=153151547&amp;h=UJ2Sn%2BEkqI1cOuXc6lk5hdX34rIw30httUn7WojHNYoLskpA56NK65pBBxWoR8BH1smj62Q%2BwmplYxBQ7x5XOQ%3D%3D&amp;crl=c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yedali Hoseini yekani, Samaneh Abedi, Fatemeh Kashiri Kolaei. Application of Genetic Algorithm in determination of optimal land use pattern corresponding …</text:p>
          </table:table-cell>
          <table:table-cell office:value-type="string" calcext:value-type="string">
            <text:p>KA Rokni - Journal of Agricultural Economics Research, 2021 - journals.marvdasht.iau.ir</text:p>
          </table:table-cell>
          <table:table-cell office:value-type="string" calcext:value-type="string">
            <text:p>https://journals.marvdasht.iau.ir/article_4657_1d4fbf8d4e341761f0d1da2601b9082f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omparison Between Fuzzy and Intuitionistic Fuzzy Optimization Technique for Profit and Production of Crops in Ariyalur District</text:p>
          </table:table-cell>
          <table:table-cell office:value-type="string" calcext:value-type="string">
            <text:p>S Angammal, H Grace. G- International Conference on mathematical …, 2021 - Springer</text:p>
          </table:table-cell>
          <table:table-cell office:value-type="string" calcext:value-type="string">
            <text:p>https://link.springer.com/chapter/10.1007/978-981-16-6018-4_21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lyzing the impact of an increase in water price on the response of farmers and the crops patternin the Varamin plain</text:p>
          </table:table-cell>
          <table:table-cell office:value-type="string" calcext:value-type="string">
            <text:p>S Ravasizadeh, V Ansari, H Salami… - Agricultural Economics …, 2023 - aead.agri-peri.ac.ir</text:p>
          </table:table-cell>
          <table:table-cell office:value-type="string" calcext:value-type="string">
            <text:p>http://aead.agri-peri.ac.ir/article_129648_en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igation of the effects of climate change in the agricultural sector of Cyprus, through optimization of benefit</text:p>
          </table:table-cell>
          <table:table-cell office:value-type="string" calcext:value-type="string">
            <text:p>Y Economidou, MK Doula, AA Zorpas- Water Supply, 2021 - iwaponline.com</text:p>
          </table:table-cell>
          <table:table-cell office:value-type="string" calcext:value-type="string">
            <text:p>https://iwaponline.com/ws/article-abstract/21/6/2947/8152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ilience Analysis for Integrated Planning of Selective Harvesting and Post-harvest Operations</text:p>
          </table:table-cell>
          <table:table-cell office:value-type="string" calcext:value-type="string">
            <text:p>T Sornprom, V Kachitvichyanukul… - Smart and Sustainable …, 2020 - Springer</text:p>
          </table:table-cell>
          <table:table-cell office:value-type="string" calcext:value-type="string">
            <text:p>https://link.springer.com/chapter/10.1007/978-3-030-61947-3_2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SING OPERATIONS RESEARCH ANALYTIC TECHNIQUES TO SOLVE THE LAND ALLOCATION, TRANSPORTATION PROBLEM AND DECISION …</text:p>
          </table:table-cell>
          <table:table-cell office:value-type="string" calcext:value-type="string">
            <text:p>GM Munetsi - 2023 - shelvean.github.io</text:p>
          </table:table-cell>
          <table:table-cell office:value-type="string" calcext:value-type="string">
            <text:p>https://shelvean.github.io/skapita/GeraldMunetsiFinalDissertation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and Optimum Cropping Pattern in Rajasthan</text:p>
          </table:table-cell>
          <table:table-cell office:value-type="string" calcext:value-type="string">
            <text:p>MK Jangid- 2022 - books.google.com</text:p>
          </table:table-cell>
          <table:table-cell office:value-type="string" calcext:value-type="string">
            <text:p>https://books.google.com/books?hl=pt-BR&amp;lr=&amp;id=xnlrEAAAQBAJ&amp;oi=fnd&amp;pg=PA14&amp;dq=%22crops+pattern%22+and+%22linear+programming%22&amp;ots=b2BjKfH6c1&amp;sig=C44G32MaOC7ABZKRWA9qyW-1HUA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rt indoor farms: leveraging technological advancements to power a sustainable agricultural revolution</text:p>
          </table:table-cell>
          <table:table-cell office:value-type="string" calcext:value-type="string">
            <text:p>AJ Hati, RR Singh- AgriEngineering, 2021 - mdpi.com</text:p>
          </table:table-cell>
          <table:table-cell office:value-type="string" calcext:value-type="string">
            <text:p>https://www.mdpi.com/2624-7402/3/4/4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al crop plan for optimum groundwater utilization considering profit maximization: A case study</text:p>
          </table:table-cell>
          <table:table-cell office:value-type="string" calcext:value-type="string">
            <text:p>K Nath, R Jain, A Arora, HS Roy, S Marwaha- 2022 - researchsquare.com</text:p>
          </table:table-cell>
          <table:table-cell office:value-type="string" calcext:value-type="string">
            <text:p>https://www.researchsquare.com/article/rs-1194487/latest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al water allocation using a multi-objective evolutionary algorithm</text:p>
          </table:table-cell>
          <table:table-cell office:value-type="string" calcext:value-type="string">
            <text:p>GM Ullah- 2020 - research.usq.edu.au</text:p>
          </table:table-cell>
          <table:table-cell office:value-type="string" calcext:value-type="string">
            <text:p>https://research.usq.edu.au/item/q5yy9/optimal-water-allocation-using-a-multi-objective-evolutionary-algorithm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al and Economic Requirements for Applying Contract Farming on Oilseed Sunflower Crop between Farmers of West-Minya and Surrounded Zones</text:p>
          </table:table-cell>
          <table:table-cell office:value-type="string" calcext:value-type="string">
            <text:p>E Abdelaal, E Allam - Journal of Agricultural Economics and Social …, 2023 - journals.ekb.eg</text:p>
          </table:table-cell>
          <table:table-cell office:value-type="string" calcext:value-type="string">
            <text:p>https://journals.ekb.eg/article_298155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zzy programming approach to a multi-objective fuzzy stochastic routing and siting hazardous wastes</text:p>
          </table:table-cell>
          <table:table-cell office:value-type="string" calcext:value-type="string">
            <text:p>S Dutta, S Acharya, R Mishra- Transportation Management, 2020 - researchgate.net</text:p>
          </table:table-cell>
          <table:table-cell office:value-type="string" calcext:value-type="string">
            <text:p>https://www.researchgate.net/profile/Sanjay-Dutta/publication/343827420_Fuzzy_Programming_Approach_to_a_Multi-Objective_Fuzzy_Stochastic_Routing_and_Siting_Hazardous_Wastes_Transportation_Management/links/5f716aac92851c14bc9acc41/Fuzzy-Programming-Approach-to-a-Multi-Objective-Fuzzy-Stochastic-Routing-and-Siting-Hazardous-Wastes-Transportation-Management.pdf?_sg%5B0%5D=started_experiment_milestone&amp;origin=journalDetai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به کارگیری الگوریتم ژنتیک در تعیین الگوی بهینه بهره برداری اراضی زراعی همسو با کشاورزی پایدار: مطالعه موردی گهرباران ساری</text:p>
          </table:table-cell>
          <table:table-cell office:value-type="string" calcext:value-type="string">
            <text:p>عبدی رکنی, حسینی یکانی, عابدی… - فصلنامه علمی …, 2021- journals.marvdasht.iau.ir</text:p>
          </table:table-cell>
          <table:table-cell office:value-type="string" calcext:value-type="string">
            <text:p>https://journals.marvdasht.iau.ir/article_4657.html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ürdürülebilir su yönetimi için optimum bitki deseninin sezgisel algoritmalarla belirlenmesi</text:p>
          </table:table-cell>
          <table:table-cell office:value-type="string" calcext:value-type="string">
            <text:p>N Qubadi - 2021 - gcris.pau.edu.tr</text:p>
          </table:table-cell>
          <table:table-cell office:value-type="string" calcext:value-type="string">
            <text:p>https://gcris.pau.edu.tr/handle/11499/35403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ing Linear ProgrammingTechnique to Introduce the Alternative Crops in Rainfed Crop Rotationin the First Settlement Zone in AL-Hasakahe Governorate</text:p>
          </table:table-cell>
          <table:table-cell office:value-type="string" calcext:value-type="string">
            <text:p>FH AL-Hassan - 2022 - agris.fao.org</text:p>
          </table:table-cell>
          <table:table-cell office:value-type="string" calcext:value-type="string">
            <text:p>https://agris.fao.org/search/en/providers/122526/records/64a2dd933dd13bce2cb9df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alternativas e consórci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pplication of Mixed Integer Linear ProgrammingApproach on Crop RotationPractices in Organic Farms in Central Luzon and Calabarzon, Philippines</text:p>
          </table:table-cell>
          <table:table-cell office:value-type="string" calcext:value-type="string">
            <text:p>NR Ong, MAR Castro, PS Osorio… - Journal of Physics …, 2020 - iopscience.iop.org</text:p>
          </table:table-cell>
          <table:table-cell office:value-type="string" calcext:value-type="string">
            <text:p>https://iopscience.iop.org/article/10.1088/1742-6596/1529/3/032050/meta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i-Objective Mixed-Integer Linear ProgrammingModel for a Sustainable Agro-Food Supply Chain with Product Perishability and Environmental …</text:p>
          </table:table-cell>
          <table:table-cell office:value-type="string" calcext:value-type="string">
            <text:p>R Azab, RS Mahmoud, R Elbehery, M Gheith- Logistics, 2023 - mdpi.com</text:p>
          </table:table-cell>
          <table:table-cell office:value-type="string" calcext:value-type="string">
            <text:p>https://www.mdpi.com/2305-6290/7/3/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 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 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rotationand management tools for every farmer?: The current status on crop rotationand management tools for enabling sustainable agriculture …</text:p>
          </table:table-cell>
          <table:table-cell office:value-type="string" calcext:value-type="string">
            <text:p>J Schöning, P Wachter, D Trautz- Smart Agricultural Technology, 2023 - Elsevier</text:p>
          </table:table-cell>
          <table:table-cell office:value-type="string" calcext:value-type="string">
            <text:p>https://www.sciencedirect.com/science/article/pii/S277237552200051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ing farmers' revenue in crop rotationsystems with plot adjacency constraints in organic farms with nutrient amendments</text:p>
          </table:table-cell>
          <table:table-cell office:value-type="string" calcext:value-type="string">
            <text:p>JLEK Fendji, CT Kenmogne, DJ Fotsa-Mbogne… - Applied Sciences, 2021 - mdpi.com</text:p>
          </table:table-cell>
          <table:table-cell office:value-type="string" calcext:value-type="string">
            <text:p>https://www.mdpi.com/2076-3417/11/15/67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 of plant schedules for organic vegetables considering crop rotationrules to reduce pesticide usage</text:p>
          </table:table-cell>
          <table:table-cell office:value-type="string" calcext:value-type="string">
            <text:p>PH Kasih, A Rusdiansyah- IOP Conference Series: Earth and …, 2020 - iopscience.iop.org</text:p>
          </table:table-cell>
          <table:table-cell office:value-type="string" calcext:value-type="string">
            <text:p>https://iopscience.iop.org/article/10.1088/1755-1315/472/1/012045/meta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PTIMUM FARMING 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 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model of crop planning considering crop rotationwith adjacency plots and nutrient cycling</text:p>
          </table:table-cell>
          <table:table-cell office:value-type="string" calcext:value-type="string">
            <text:p>A Rusdiansyah, SN Malano, F Isnaini… - Agriculture and Natural …, 2023 - li01.tci-thaijo.org</text:p>
          </table:table-cell>
          <table:table-cell office:value-type="string" calcext:value-type="string">
            <text:p>https://li01.tci-thaijo.org/index.php/anres/article/view/2604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rval-valued intuitionistic fuzzy linear programmingproblem</text:p>
          </table:table-cell>
          <table:table-cell office:value-type="string" calcext:value-type="string">
            <text:p>SK Bharati, SR Singh- New Mathematics and Natural Computation, 2020 - World Scientific</text:p>
          </table:table-cell>
          <table:table-cell office:value-type="string" calcext:value-type="string">
            <text:p>https://www.worldscientific.com/doi/abs/10.1142/S179300572050004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 RotationModeling</text:p>
          </table:table-cell>
          <table:table-cell office:value-type="string" calcext:value-type="string">
            <text:p>RJ Forrester - Encyclopedia of Optimization, 2023 - Springer</text:p>
          </table:table-cell>
          <table:table-cell office:value-type="string" calcext:value-type="string">
            <text:p>https://link.springer.com/content/pdf/10.1007/978-3-030-54621-2_835-1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Fruchtfolge': A crop rotationdecision support system for optimizing cropping choices with big data and spatially explicit modeling</text:p>
          </table:table-cell>
          <table:table-cell office:value-type="string" calcext:value-type="string">
            <text:p>C Pahmeyer, T Kuhn, W Britz- Computers and Electronics in Agriculture, 2021 - Elsevier</text:p>
          </table:table-cell>
          <table:table-cell office:value-type="string" calcext:value-type="string">
            <text:p>https://www.sciencedirect.com/science/article/pii/S016816992033153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presenta o produt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integrated production-logistics- crop rotationplanning model for sugar beet supply chains</text:p>
          </table:table-cell>
          <table:table-cell office:value-type="string" calcext:value-type="string">
            <text:p>I Fikry, M Gheith, A Eltawil- Computers &amp; Industrial Engineering, 2021 - Elsevier</text:p>
          </table:table-cell>
          <table:table-cell office:value-type="string" calcext:value-type="string">
            <text:p>https://www.sciencedirect.com/science/article/pii/S03608352210020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Selection and Scheduling for Green Production with Intercropping and Rotation</text:p>
          </table:table-cell>
          <table:table-cell office:value-type="string" calcext:value-type="string">
            <text:p>C Pehlivan, TG Yeung, ASA Munguia - … 5–9, 2021, Proceedings, Part III, 2021 - Springer</text:p>
          </table:table-cell>
          <table:table-cell office:value-type="string" calcext:value-type="string">
            <text:p>https://link.springer.com/chapter/10.1007/978-3-030-85906-0_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otação de culturas; consórcio; esterc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crop rotationmodel for Marinduque, Philippines</text:p>
          </table:table-cell>
          <table:table-cell office:value-type="string" calcext:value-type="string">
            <text:p>ER Rico, DS Lutero, AL Nazareno… - Spatial Information …, 2022 - Springer</text:p>
          </table:table-cell>
          <table:table-cell office:value-type="string" calcext:value-type="string">
            <text:p>https://link.springer.com/article/10.1007/s41324-022-00435-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lving crop planning and rotation problems in a sustainable agriculture perspective</text:p>
          </table:table-cell>
          <table:table-cell office:value-type="string" calcext:value-type="string">
            <text:p>M Benini, E Blasi, P Detti, L Fosci - Computers &amp; Operations Research, 2023 - Elsevier</text:p>
          </table:table-cell>
          <table:table-cell office:value-type="string" calcext:value-type="string">
            <text:p>https://www.sciencedirect.com/science/article/pii/S030505482300180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verything in the Universe Is Either a Potato or Not a Potato: Solving for Optimal Crop Rotations Through Linear Programming</text:p>
          </table:table-cell>
          <table:table-cell office:value-type="string" calcext:value-type="string">
            <text:p>HL Wilson - 2020 - search.proquest.com</text:p>
          </table:table-cell>
          <table:table-cell office:value-type="string" calcext:value-type="string">
            <text:p>https://search.proquest.com/openview/80b8c05003e648ff4122a0d731448ddb/1?pq-origsite=gscholar&amp;cbl=18750&amp;diss=y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earch on linear programmingalgorithm for mathematical model of agricultural machinery allocation</text:p>
          </table:table-cell>
          <table:table-cell office:value-type="string" calcext:value-type="string">
            <text:p>X Zhou, A Sharma, V Mohindru- International Journal of Agricultural 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locação de máquin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rotationand management tools for every farmer?</text:p>
          </table:table-cell>
          <table:table-cell office:value-type="string" calcext:value-type="string">
            <text:p>J Schöning, P Wachter, D Trautz- Smart agricultural technology, 2023 - researchgate.net</text:p>
          </table:table-cell>
          <table:table-cell office:value-type="string" calcext:value-type="string">
            <text:p>https://www.researchgate.net/profile/Julius-Schoening/publication/361443054_Crop_Rotation_and_Management_Tools_for_Every_Farmer/links/62b54dab1010dc02cc575165/Crop-Rotation-and-Management-Tools-for-Every-Farmer.pdf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robust crop rotationoptimization model with water scarcity and net return uncertainty considerations</text:p>
          </table:table-cell>
          <table:table-cell office:value-type="string" calcext:value-type="string">
            <text:p>I Fikry, A Eltawil, M Gheith- IEEE Access, 2021 - ieeexplore.ieee.org</text:p>
          </table:table-cell>
          <table:table-cell office:value-type="string" calcext:value-type="string">
            <text:p>https://ieeexplore.ieee.org/abstract/document/9539176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grated Farm Model for Optimal Allocation of Resources-A Linear ProgrammingApproach</text:p>
          </table:table-cell>
          <table:table-cell office:value-type="string" calcext:value-type="string">
            <text:p>M Bhatia, A Rana- Applications and Applied …, 2020 - digitalcommons.pvamu.edu</text:p>
          </table:table-cell>
          <table:table-cell office:value-type="string" calcext:value-type="string">
            <text:p>https://digitalcommons.pvamu.edu/aam/vol15/iss2/3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lications of Mathematical Applications for a Profitable Crop Production Enterprise</text:p>
          </table:table-cell>
          <table:table-cell office:value-type="string" calcext:value-type="string">
            <text:p>IS Ajao - Rethinking the Teaching and Learning of Mathematics …, 2023 - researchgate.net</text:p>
          </table:table-cell>
          <table:table-cell office:value-type="string" calcext:value-type="string">
            <text:p>https://www.researchgate.net/profile/Kamoru-k-Usman/publication/374447272_Rethinking_the_Teaching_and_Learning_of_Mathematics_in_the_Pandemic_Era_Festschrift_in_Honour_of_Professor_Kamoru_Olayiwola_Usman_mni_ff_fman/links/651e49d1b0df2f20a211942f/Rethinking-the-Teaching-and-Learning-of-Mathematics-in-the-Pandemic-Era-Festschrift-in-Honour-of-Professor-Kamoru-Olayiwola-Usman-mni-ff-fman.pdf#page=22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Livr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Approach in Agricultural Production-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crop plans by using linear programmingtechnique in Jayashankar Bhupalpally district of Telangana: A case study</text:p>
          </table:table-cell>
          <table:table-cell office:value-type="string" calcext:value-type="string">
            <text:p>S Supriya, C Srilatha, K Suhasini, K Supriya - 2022 - thepharmajournal.com</text:p>
          </table:table-cell>
          <table:table-cell office:value-type="string" calcext:value-type="string">
            <text:p>https://www.thepharmajournal.com/archives/2022/vol11issue6S/PartAA/S-11-6-249-989.pdf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nt factory crop scheduling considering volume, yield changes and multi-period harvests using Lagrangian relaxation</text:p>
          </table:table-cell>
          <table:table-cell office:value-type="string" calcext:value-type="string">
            <text:p>KL Huang, CL Yang, CM Kuo - Biosystems Engineering, 2020 - Elsevier</text:p>
          </table:table-cell>
          <table:table-cell office:value-type="string" calcext:value-type="string">
            <text:p>https://www.sciencedirect.com/science/article/pii/S153751102030290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ving a many-objective crop rotationproblem with evolutionary algorithms</text:p>
          </table:table-cell>
          <table:table-cell office:value-type="string" calcext:value-type="string">
            <text:p>C von Lücken, A Acosta, N Rojas - … : Proceedings of the 13th KES-IDT …, 2021 - Springer</text:p>
          </table:table-cell>
          <table:table-cell office:value-type="string" calcext:value-type="string">
            <text:p>https://link.springer.com/chapter/10.1007/978-981-16-2765-1_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ROP PATTERN DETERMINATION WITH MIXED INTEGER MATHEMATICAL PROGRAMMING TECHNIQUE IN SPECIFIC AGRICULTURE LAND: A CASE …</text:p>
          </table:table-cell>
          <table:table-cell office:value-type="string" calcext:value-type="string">
            <text:p>H Eren, OA Arik, H Yetisir- FEB FRESENIUS ENVIRONMENTAL …, 2020 - researchgate.net</text:p>
          </table:table-cell>
          <table:table-cell office:value-type="string" calcext:value-type="string">
            <text:p>https://www.researchgate.net/profile/Sule-Inci-2/publication/344251401_Investigation_of_antimicrobial_antioxidant_and_anticancer_effects_of_traditional_spices_mix/links/5f60c268299bf1d43c053dbe/Investigation-of-antimicrobial-antioxidant-and-anticancer-effects-of-traditional-spices-mix.pdf#page=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Mixed Integer Programming model for peasant farmers in developing countries: A study case from Paraguay</text:p>
          </table:table-cell>
          <table:table-cell office:value-type="string" calcext:value-type="string">
            <text:p>MM López, JV Andreo, LMP Aragonés… - 2022 - openproceedings.org</text:p>
          </table:table-cell>
          <table:table-cell office:value-type="string" calcext:value-type="string">
            <text:p>https://openproceedings.org/2022/conf/alioeuro/ALIOEURO_2021_paper_20.pdf</text:p>
          </table:table-cell>
          <table:table-cell office:value-type="string" calcext:value-type="string">
            <text:p>3,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ata de políticas públicas sociai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artificial intelligence technologies to select the optimal cotton crop root scheme</text:p>
          </table:table-cell>
          <table:table-cell office:value-type="string" calcext:value-type="string">
            <text:p>DT Muhamediyeva, M Rahmonova… - International …, 2023 - spiedigitallibrary.org</text:p>
          </table:table-cell>
          <table:table-cell office:value-type="string" calcext:value-type="string">
            <text:p>https://www.spiedigitallibrary.org/conference-proceedings-of-spie/12637/1263712/Application-of-artificial-intelligence-technologies-to-select-the-optimal-cotton/10.1117/12.2680673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a genetic algorithm for solving problems of optimization of placement and rotation of crops in cotton crops</text:p>
          </table:table-cell>
          <table:table-cell office:value-type="string" calcext:value-type="string">
            <text:p>DT Muhamediyeva… - … Conference on Computer …, 2023 - spiedigitallibrary.org</text:p>
          </table:table-cell>
          <table:table-cell office:value-type="string" calcext:value-type="string">
            <text:p>https://www.spiedigitallibrary.org/conference-proceedings-of-spie/12564/125640K/Application-of-a-genetic-algorithm-for-solving-problems-of-optimization/10.1117/12.2669429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gorithm For Planning Efficient And Sustainable Crop Production</text:p>
          </table:table-cell>
          <table:table-cell office:value-type="string" calcext:value-type="string">
            <text:p>SO Siptits, IA Ganieva… - … Proceedings of Social …, 2021 - europeanproceedings.com</text:p>
          </table:table-cell>
          <table:table-cell office:value-type="string" calcext:value-type="string">
            <text:p>https://www.europeanproceedings.com/article/10.15405/epsbs.2021.07.2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management and distribution by linear programmingmethod using the Excel software for planning the agricultural production</text:p>
          </table:table-cell>
          <table:table-cell office:value-type="string" calcext:value-type="string">
            <text:p>K Fytilis, I Karaouzas- 2023 - researchsquare.com</text:p>
          </table:table-cell>
          <table:table-cell office:value-type="string" calcext:value-type="string">
            <text:p>https://www.researchsquare.com/article/rs-3604540/lates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Two-Stage Multi Criteria Decision Making in Crop-Livestock 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 Optimal Loans Model for a Bank in Upper West Region of Ghana Using Linear Programming</text:p>
          </table:table-cell>
          <table:table-cell office:value-type="string" calcext:value-type="string">
            <text:p>SM Akudugu, DK Boah- Applied Mathematics, 2022 - researchgate.net</text:p>
          </table:table-cell>
          <table:table-cell office:value-type="string" calcext:value-type="string">
            <text:p>https://www.researchgate.net/profile/Douglas-Boah/publication/361616378_An_Optimal_Loans_Model_for_a_Bank_in_Upper_West_Region_of_Ghana_Using_Linear_Programming/links/62bc947bf9dee438e8cbcb52/An-Optimal-Loans-Model-for-a-Bank-in-Upper-West-Region-of-Ghana-Using-Linear-Programming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eloping Suitable Cropping Pattern for Irrigated Agriculture at Chacha Irrigation Scheme in the Amhara Region.</text:p>
          </table:table-cell>
          <table:table-cell office:value-type="string" calcext:value-type="string">
            <text:p>D Getu, B Nigatu, T Getachew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4d80bb2c7472bfbea20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mathematical programming model for sustainable agricultural supply chain network design under uncertainty</text:p>
          </table:table-cell>
          <table:table-cell office:value-type="string" calcext:value-type="string">
            <text:p>M Mehrbanfar, A Bozorgi-Amiri… - Journal of Quality …, 2020 - jqepo.shahed.ac.ir</text:p>
          </table:table-cell>
          <table:table-cell office:value-type="string" calcext:value-type="string">
            <text:p>https://jqepo.shahed.ac.ir/article_2984.html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gricultura sustentáv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lication of Operation Research in Agriculture Sector</text:p>
          </table:table-cell>
          <table:table-cell office:value-type="string" calcext:value-type="string">
            <text:p>B Anjali, AA Selvi - … Journal of Research in Engineering, Science …, 2022 - journal.ijresm.com</text:p>
          </table:table-cell>
          <table:table-cell office:value-type="string" calcext:value-type="string">
            <text:p>https://journal.ijresm.com/index.php/ijresm/article/view/205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lving crop production scheduling in an agricultural cooperative using a priority based heuristic</text:p>
          </table:table-cell>
          <table:table-cell office:value-type="string" calcext:value-type="string">
            <text:p>P Pakawanich, A Udomsakdigool… - 2021 IEEE 8th …, 2021 - ieeexplore.ieee.org</text:p>
          </table:table-cell>
          <table:table-cell office:value-type="string" calcext:value-type="string">
            <text:p>https://ieeexplore.ieee.org/abstract/document/9436713/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heduling Production of High Economic Values Crops in Plant Factory</text:p>
          </table:table-cell>
          <table:table-cell office:value-type="string" calcext:value-type="string">
            <text:p>ND Dai, PC Long, TN Phung, MT Pham… - … on Advances in …, 2023 - Springer</text:p>
          </table:table-cell>
          <table:table-cell office:value-type="string" calcext:value-type="string">
            <text:p>https://link.springer.com/chapter/10.1007/978-3-031-49529-8_3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tudy on Application of Linear Programmingon Product Mix for Profit Maximization and Cost Optimization</text:p>
          </table:table-cell>
          <table:table-cell office:value-type="string" calcext:value-type="string">
            <text:p>R Chanda, V Pabalkar, S Gupta- Indian Journal of Science and …, 2022 - academia.edu</text:p>
          </table:table-cell>
          <table:table-cell office:value-type="string" calcext:value-type="string">
            <text:p>https://www.academia.edu/download/89285299/IJST-2022-164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Diversification and Its Efficiency in Rashda Village, Dakhla Oasis</text:p>
          </table:table-cell>
          <table:table-cell office:value-type="string" calcext:value-type="string">
            <text:p>E Iwasaki, K Kashiwagi - Sustainable Water Solutions in the Western …, 2021 - Springer</text:p>
          </table:table-cell>
          <table:table-cell office:value-type="string" calcext:value-type="string">
            <text:p>https://link.springer.com/chapter/10.1007/978-3-030-64005-7_1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vestigation of Energy Consumption and Associated CO 2Emissions for Wheat–Rice Crop RotationFarming</text:p>
          </table:table-cell>
          <table:table-cell office:value-type="string" calcext:value-type="string">
            <text:p>MN Ashraf, MH Mahmood, M Sultan, RR Shamshiri… - Energies, 2021 - mdpi.com</text:p>
          </table:table-cell>
          <table:table-cell office:value-type="string" calcext:value-type="string">
            <text:p>https://www.mdpi.com/1996-1073/14/16/509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dynamical simplified swarm optimization algorithm for the multiobjective annual crop planning problem conserving groundwater for sustainability</text:p>
          </table:table-cell>
          <table:table-cell office:value-type="string" calcext:value-type="string">
            <text:p>CC Lin, DJ Deng, JR Kang… - IEEE Transactions on …, 2020 - ieeexplore.ieee.org</text:p>
          </table:table-cell>
          <table:table-cell office:value-type="string" calcext:value-type="string">
            <text:p>https://ieeexplore.ieee.org/abstract/document/9216011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porting sustainable agroecological initiatives for small farmers through constraint programming</text:p>
          </table:table-cell>
          <table:table-cell office:value-type="string" calcext:value-type="string">
            <text:p>M Challand, P Vismara, D Justeau-Allaire… - … Joint Conference on …, 2023 - hal.umontpellier.fr</text:p>
          </table:table-cell>
          <table:table-cell office:value-type="string" calcext:value-type="string">
            <text:p>https://hal.umontpellier.fr/hal-04208954/documen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mporal integration of remote‐sensing land cover maps to identify crop rotationpatterns in a semiarid region of Argentina</text:p>
          </table:table-cell>
          <table:table-cell office:value-type="string" calcext:value-type="string">
            <text:p>AM Aoki, JI Robledo, RC Izaurralde… - Agronomy …, 2021 - Wiley Online Library</text:p>
          </table:table-cell>
          <table:table-cell office:value-type="string" calcext:value-type="string">
            <text:p>https://acsess.onlinelibrary.wiley.com/doi/abs/10.1002/agj2.2075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Suitable Cropping Pattern for Irrigated Agriculture at Efratana Gidem Woreda Yimlow Irrigation Schemes in Amhara Region.</text:p>
          </table:table-cell>
          <table:table-cell office:value-type="string" calcext:value-type="string">
            <text:p>D Getu, T Getachew, B Nigatu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5746f6e450f198d2375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tegrated versus hierarchical approach for zone delineation and crop planning under uncertainty</text:p>
          </table:table-cell>
          <table:table-cell office:value-type="string" calcext:value-type="string">
            <text:p>VM Albornoz, MI Véliz, R Ortega… - Annals of Operations …, 2020 - Springer</text:p>
          </table:table-cell>
          <table:table-cell office:value-type="string" calcext:value-type="string">
            <text:p>https://link.springer.com/article/10.1007/s10479-019-03198-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risk profile of wheat rotation systems in the Middle Swartland under Conservation Agriculture: A SDRF and SERF approach winter cereals crop rotationrisk</text:p>
          </table:table-cell>
          <table:table-cell office:value-type="string" calcext:value-type="string">
            <text:p>DMC Nel - 2022 - scholar.sun.ac.za</text:p>
          </table:table-cell>
          <table:table-cell office:value-type="string" calcext:value-type="string">
            <text:p>https://scholar.sun.ac.za/handle/10019.1/12494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 Linear ProgrammingModel for Operational Optimization of Agricultural 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; Brasi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ptimization of planting area for broccoli, cabbage and squash inthree farms, Cartago, Costa Rica</text:p>
          </table:table-cell>
          <table:table-cell office:value-type="string" calcext:value-type="string">
            <text:p>J Solórzano Thompson, D Barboza Navarro… - 2023 - 163.178.171.34</text:p>
          </table:table-cell>
          <table:table-cell office:value-type="string" calcext:value-type="string">
            <text:p>http://163.178.171.34:8080/bitstream/handle/10669/89994/Sol%C3%B3rzano%20et%20al%20%282023%29%20Optimizating%20planting%20area.pdf?sequence=1&amp;isAllowed=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Crop Generator: Implementing crop rotations to effectively advance eco-hydrological modelling</text:p>
          </table:table-cell>
          <table:table-cell office:value-type="string" calcext:value-type="string">
            <text:p>D Sietz, T Conradt, V Krysanova, FF Hattermann… - Agricultural …, 2021 - Elsevier</text:p>
          </table:table-cell>
          <table:table-cell office:value-type="string" calcext:value-type="string">
            <text:p>https://www.sciencedirect.com/science/article/pii/S0308521X2100136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PRODUCTION SYSTEMS (IIIrd Year of study, Vth semester)</text:p>
          </table:table-cell>
          <table:table-cell office:value-type="string" calcext:value-type="string">
            <text:p>PDPS BREZULEANU - iuls.ro</text:p>
          </table:table-cell>
          <table:table-cell office:value-type="string" calcext:value-type="string">
            <text:p>https://iuls.ro/agricultura/wp-content/uploads/2022/05/8-AGRICULTURAL-PRODUCTION-SYSTEMS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odel of Crop Yield Increase Management</text:p>
          </table:table-cell>
          <table:table-cell office:value-type="string" calcext:value-type="string">
            <text:p>RS Karaulov, OI Dranko - 2022 15th International Conference …, 2022 - ieeexplore.ieee.org</text:p>
          </table:table-cell>
          <table:table-cell office:value-type="string" calcext:value-type="string">
            <text:p>https://ieeexplore.ieee.org/abstract/document/993427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TA ENVELOPMENT ANALYSIS AS A TOOL FOR ENERGY EFFICIENCY MEASUREMENT; AN APPLICATION TO THE CROP PRODUCTION SECTOR OF INDIA</text:p>
          </table:table-cell>
          <table:table-cell office:value-type="string" calcext:value-type="string">
            <text:p>A Garg, S Verma- Turkish Journal of Computer and Mathematics …, 2023 - turcomat.org</text:p>
          </table:table-cell>
          <table:table-cell office:value-type="string" calcext:value-type="string">
            <text:p>https://turcomat.org/index.php/turkbilmat/article/view/133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dels of optimization and simulation of agricultural crop plans in agricultural holdings in Romania</text:p>
          </table:table-cell>
          <table:table-cell office:value-type="string" calcext:value-type="string">
            <text:p>G Ungureanu, CL Costuleanu, E Leonte, CR Vîntu… - 2021 - repository.uaiasi.ro</text:p>
          </table:table-cell>
          <table:table-cell office:value-type="string" calcext:value-type="string">
            <text:p>https://repository.uaiasi.ro/handle/20.500.12811/3089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LECTION OF BEST CROP UNDER UNCERTAINTY IN AGRICULTURE</text:p>
          </table:table-cell>
          <table:table-cell office:value-type="string" calcext:value-type="string">
            <text:p>K Gurucharan, PL Kumari, GK Reddy - Scientist, 2022 - sasapjas.org</text:p>
          </table:table-cell>
          <table:table-cell office:value-type="string" calcext:value-type="string">
            <text:p>https://sasapjas.org/wp-content/uploads/2022/09/05-Guruchara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planning in synchronized crop-demand scenarios: A biobjective optimization formulation</text:p>
          </table:table-cell>
          <table:table-cell office:value-type="string" calcext:value-type="string">
            <text:p>B Adenso-Díaz, G Villa - Horticulturae, 2021 - mdpi.com</text:p>
          </table:table-cell>
          <table:table-cell office:value-type="string" calcext:value-type="string">
            <text:p>https://www.mdpi.com/2311-7524/7/10/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the production activity of personal subsidiary plots in the regional food security system</text:p>
          </table:table-cell>
          <table:table-cell office:value-type="string" calcext:value-type="string">
            <text:p>KA Zhichkin, VV Nosov, LN Zhichkina… - … Series: Earth and …, 2021 - iopscience.iop.org</text:p>
          </table:table-cell>
          <table:table-cell office:value-type="string" calcext:value-type="string">
            <text:p>https://iopscience.iop.org/article/10.1088/1755-1315/659/1/012005/met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YSTEMS OF AGRICULTURAL PRODUCTION (IIIrd Year of study, Vth semester)</text:p>
          </table:table-cell>
          <table:table-cell office:value-type="string" calcext:value-type="string">
            <text:p>PDPS BREZULEANU - uaiasi.ro</text:p>
          </table:table-cell>
          <table:table-cell office:value-type="string" calcext:value-type="string">
            <text:p>https://www.uaiasi.ro/agricultura/documente/ro/licenta/2020-2021/imaa/an-3/Sisteme-prod-agricola_en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feed balance of dairy cows: The case of a farm in the Sofia region.</text:p>
          </table:table-cell>
          <table:table-cell office:value-type="string" calcext:value-type="string">
            <text:p>A Sarov - Bulgarian Journal of Animal Husbandry/Životnov Dni …, 2022 - researchgate.net</text:p>
          </table:table-cell>
          <table:table-cell office:value-type="string" calcext:value-type="string">
            <text:p>https://www.researchgate.net/profile/Angel-Sarov/publication/371608592_Optimizing_feed_balance_of_dairy_cows_The_case_of_a_farm_in_the_Sofia_region/links/648c1c458de7ed28ba2f8ca9/Optimizing-feed-balance-of-dairy-cows-The-case-of-a-farm-in-the-Sofi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roduction scheduling for revenue inequality reduction among smallholder farmers in an agricultural cooperative</text:p>
          </table:table-cell>
          <table:table-cell office:value-type="string" calcext:value-type="string">
            <text:p>P Pakawanich, A Udomsakdigool… - Journal of the …, 2022 - Taylor &amp; Francis</text:p>
          </table:table-cell>
          <table:table-cell office:value-type="string" calcext:value-type="string">
            <text:p>https://www.tandfonline.com/doi/abs/10.1080/01605682.2021.2004946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hybrid algorithms in an optimal allocation model of water and land resources</text:p>
          </table:table-cell>
          <table:table-cell office:value-type="string" calcext:value-type="string">
            <text:p>C Wei, J Cheng, Y Jiang - Journal of Hydroinformatics, 2023 - iwaponline.com</text:p>
          </table:table-cell>
          <table:table-cell office:value-type="string" calcext:value-type="string">
            <text:p>https://iwaponline.com/jh/article/25/5/1547/9601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L e heurística; 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onomics of autonomous equipment for arable farms</text:p>
          </table:table-cell>
          <table:table-cell office:value-type="string" calcext:value-type="string">
            <text:p>J Lowenberg-DeBoer, K Franklin, K Behrendt… - Precision …, 2021 - Springer</text:p>
          </table:table-cell>
          <table:table-cell office:value-type="string" calcext:value-type="string">
            <text:p>https://link.springer.com/article/10.1007/s11119-021-09822-x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ina's Food Security and Water, Fertilizer, Pesticide, and GHG Saving through Crop Redistribution</text:p>
          </table:table-cell>
          <table:table-cell office:value-type="string" calcext:value-type="string">
            <text:p>W Xie, Z Anfeng, Z Zhang, T Ali, KF Davis, F Wu - 2020 - ageconsearch.umn.edu</text:p>
          </table:table-cell>
          <table:table-cell office:value-type="string" calcext:value-type="string">
            <text:p>https://ageconsearch.umn.edu/record/333238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lanting Layout Optimization in Sustainable Agriculture: A Constraint Programming Approach</text:p>
          </table:table-cell>
          <table:table-cell office:value-type="string" calcext:value-type="string">
            <text:p>L Colizzi, T Adamo, G Dimauro, E Guerriero… - Available at SSRN … - papers.ssrn.com</text:p>
          </table:table-cell>
          <table:table-cell office:value-type="string" calcext:value-type="string">
            <text:p>https://papers.ssrn.com/sol3/papers.cfm?abstract_id=464686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formances of a Seq2Seq-LSTM methodology to predict crop rotations in Québec</text:p>
          </table:table-cell>
          <table:table-cell office:value-type="string" calcext:value-type="string">
            <text:p>A Dupuis, C Dadouchi, B Agard- Smart Agricultural Technology, 2023 - Elsevier</text:p>
          </table:table-cell>
          <table:table-cell office:value-type="string" calcext:value-type="string">
            <text:p>https://www.sciencedirect.com/science/article/pii/S277237552300010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F Hasti, A Salmanmahiny, H Rouhi, Y Sakieh… - Environmental …, 2023 - Springer</text:p>
          </table:table-cell>
          <table:table-cell office:value-type="string" calcext:value-type="string">
            <text:p>https://link.springer.com/article/10.1007/s10661-023-11124-w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A SalmanMahiny, H Rouhi, Y Sakieh, R Joolaei… - 2022 - researchsquare.com</text:p>
          </table:table-cell>
          <table:table-cell office:value-type="string" calcext:value-type="string">
            <text:p>https://www.researchsquare.com/article/rs-553638/latest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Crop Harvesting Schedules and Land Allocation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por estaçõ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BASED CROP LAND ALLOCATIONTO MAXIMIZE PROFIT OF MARGINAL/SMALL FARMERS.</text:p>
          </table:table-cell>
          <table:table-cell office:value-type="string" calcext:value-type="string">
            <text:p>H Poonia, MS Tonk, JK Bhatia… - Agricultural Research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3951435&amp;AN=143380216&amp;h=0rY0gP2Pr8XV82afCHgYWjieQVtE0VtV6WZh%2FY7kIhnyGhn1hRI4jF4BnkDrSt8a1TiAShi5%2F%2BK787yWGay5pg%3D%3D&amp;crl=c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ulti-criteria decision making methods to address rural land allocationproblems: A systematic review</text:p>
          </table:table-cell>
          <table:table-cell office:value-type="string" calcext:value-type="string">
            <text:p>SL Gebre, D Cattrysse, E Alemayehu… - International Soil and …, 2021 - Elsevier</text:p>
          </table:table-cell>
          <table:table-cell office:value-type="string" calcext:value-type="string">
            <text:p>https://www.sciencedirect.com/science/article/pii/S20956339210003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nd use allocation based on multi-goal linear programmingmodel: a case study of Central Luzon State University</text:p>
          </table:table-cell>
          <table:table-cell office:value-type="string" calcext:value-type="string">
            <text:p>GPL Abella, EE Ramos, JM Tubay… - IOP Conference Series …, 2023 - iopscience.iop.org</text:p>
          </table:table-cell>
          <table:table-cell office:value-type="string" calcext:value-type="string">
            <text:p>https://iopscience.iop.org/article/10.1088/1755-1315/1220/1/012039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vancing contiguous environmental land allocationanalysis, planning and modeling</text:p>
          </table:table-cell>
          <table:table-cell office:value-type="string" calcext:value-type="string">
            <text:p>AT Murray, RL Church, BA Pludow… - Journal of Land Use …, 2022 - Taylor &amp; Francis</text:p>
          </table:table-cell>
          <table:table-cell office:value-type="string" calcext:value-type="string">
            <text:p>https://www.tandfonline.com/doi/abs/10.1080/1747423X.2022.204112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ear ProgrammingApproach in Agricultural Production- 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naging agricultural 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 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land allocationprogramming problems for agricultural revenue maximization in Andhra Pradesh</text:p>
          </table:table-cell>
          <table:table-cell office:value-type="string" calcext:value-type="string">
            <text:p>TR Padi, KK Paidipati, M Oram - Agricultural Science Digest-A …, 2020 - indianjournals.com</text:p>
          </table:table-cell>
          <table:table-cell office:value-type="string" calcext:value-type="string">
            <text:p>https://www.indianjournals.com/ijor.aspx?target=ijor:asd&amp;volume=40&amp;issue=3&amp;article=01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nhanced solution capabilities for multiple patch land allocation</text:p>
          </table:table-cell>
          <table:table-cell office:value-type="string" calcext:value-type="string">
            <text:p>AT Murray, RL Church, BA Pludow - Computers, Environment and Urban …, 2022 - Elsevier</text:p>
          </table:table-cell>
          <table:table-cell office:value-type="string" calcext:value-type="string">
            <text:p>https://www.sciencedirect.com/science/article/pii/S019897152200115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land allocationto produce crops under economic and environmental goals in Iran: a multi-objective programming approach</text:p>
          </table:table-cell>
          <table:table-cell office:value-type="string" calcext:value-type="string">
            <text:p>A Nikouei, MR Asgharipour, Z Marzban - Ecological Modelling, 2022 - Elsevier</text:p>
          </table:table-cell>
          <table:table-cell office:value-type="string" calcext:value-type="string">
            <text:p>https://www.sciencedirect.com/science/article/pii/S03043800220017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tainable land-use allocation model at a watershed level under uncertainty</text:p>
          </table:table-cell>
          <table:table-cell office:value-type="string" calcext:value-type="string">
            <text:p>Y Lu, M Zhou, G Ou, Z Zhang, L He, Y Ma, C Ma… - International Journal of …, 2021 - mdpi.com</text:p>
          </table:table-cell>
          <table:table-cell office:value-type="string" calcext:value-type="string">
            <text:p>https://www.mdpi.com/1660-4601/18/24/134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Analysis of Coarse Cereals Production in Tamil Nadu-Using Linear ProgrammingApproach</text:p>
          </table:table-cell>
          <table:table-cell office:value-type="string" calcext:value-type="string">
            <text:p>RM Meenal, K Pushpavalli - malayajournal.org</text:p>
          </table:table-cell>
          <table:table-cell office:value-type="string" calcext:value-type="string">
            <text:p>https://www.malayajournal.org/articles/MJMS210077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t's Land Optimization Using Linear ProgrammingMethod</text:p>
          </table:table-cell>
          <table:table-cell office:value-type="string" calcext:value-type="string">
            <text:p>AJA Wasesa, N Siswanto- Jurnal Teknobisnis, 2022 - journal.its.ac.id</text:p>
          </table:table-cell>
          <table:table-cell office:value-type="string" calcext:value-type="string">
            <text:p>https://journal.its.ac.id/index.php/teknobisnis/article/view/9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ear Programmingapproach in fruits production in Johor</text:p>
          </table:table-cell>
          <table:table-cell office:value-type="string" calcext:value-type="string">
            <text:p>CY Teh - Enhanced Knowledge in Sciences and …, 2022 - penerbit.uthm.edu.my</text:p>
          </table:table-cell>
          <table:table-cell office:value-type="string" calcext:value-type="string">
            <text:p>https://penerbit.uthm.edu.my/periodicals/index.php/ekst/article/view/53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rodução de frutas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water and land allocationin salinity and deficit-irrigation conditions at farm level in Qazvin plain</text:p>
          </table:table-cell>
          <table:table-cell office:value-type="string" calcext:value-type="string">
            <text:p>S Bulukazari, H Babazadeh, N Ebrahimipak… - Plos one, 2022 - journals.plos.org</text:p>
          </table:table-cell>
          <table:table-cell office:value-type="string" calcext:value-type="string">
            <text:p>https://journals.plos.org/plosone/article?id=10.1371/journal.pone.02696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tter water and land allocationfor long-term agricultural sustainability</text:p>
          </table:table-cell>
          <table:table-cell office:value-type="string" calcext:value-type="string">
            <text:p>A Singh- Water Resources Management, 2022 - Springer</text:p>
          </table:table-cell>
          <table:table-cell office:value-type="string" calcext:value-type="string">
            <text:p>https://link.springer.com/article/10.1007/s11269-022-03208-y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INTEGRATED LINEAR PROGRAMMINGAPPROACH IN OPTIMIZATION OF CROPS</text:p>
          </table:table-cell>
          <table:table-cell office:value-type="string" calcext:value-type="string">
            <text:p>A Gupta, C Halder, A Das - 2020 - easychair.org</text:p>
          </table:table-cell>
          <table:table-cell office:value-type="string" calcext:value-type="string">
            <text:p>https://easychair.org/publications/preprint_download/t4d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land allocationunder different crops employing TLBO technique and assessment of land and water productivity</text:p>
          </table:table-cell>
          <table:table-cell office:value-type="string" calcext:value-type="string">
            <text:p>A Upadhyaya, A Upadhyaya, A Ahmed… - Journal of Soil and …, 2022 - indianjournals.com</text:p>
          </table:table-cell>
          <table:table-cell office:value-type="string" calcext:value-type="string">
            <text:p>https://www.indianjournals.com/ijor.aspx?target=ijor:jswc&amp;volume=21&amp;issue=2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land resource allocation to develop food crop commodities: lesson from Indonesia</text:p>
          </table:table-cell>
          <table:table-cell office:value-type="string" calcext:value-type="string">
            <text:p>M Kamaludin, BS Narmaditya, A Wibowo, I Febrianto- Heliyon, 2021 - cell.com</text:p>
          </table:table-cell>
          <table:table-cell office:value-type="string" calcext:value-type="string">
            <text:p>https://www.cell.com/heliyon/pdf/S2405-8440(21)01623-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novel bio-inspired optimization framework for effective crop land allocationand utilization</text:p>
          </table:table-cell>
          <table:table-cell office:value-type="string" calcext:value-type="string">
            <text:p>N Thilagavathi, S Ramakrishnan… - 2021 2nd International …, 2021 - ieeexplore.ieee.org</text:p>
          </table:table-cell>
          <table:table-cell office:value-type="string" calcext:value-type="string">
            <text:p>https://ieeexplore.ieee.org/abstract/document/9445317/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LP e heurístic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ping Pattern Decision for a Canal Distributary for Varied Discharge Using Linear ProgrammingApproach</text:p>
          </table:table-cell>
          <table:table-cell office:value-type="string" calcext:value-type="string">
            <text:p>BR Ramesh, SBG Kumar, HJ Surendra- Emerging Research in Computing …, 2022 - Springer</text:p>
          </table:table-cell>
          <table:table-cell office:value-type="string" calcext:value-type="string">
            <text:p>https://link.springer.com/chapter/10.1007/978-981-16-1342-5_7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XICOGRAPHIC GOAL PROGRAMMING APPROACH FOR THE OPTIMIZATION OF CROPPING PATTERN IN YASIN REGION GILGIT, PAKISTAN</text:p>
          </table:table-cell>
          <table:table-cell office:value-type="string" calcext:value-type="string">
            <text:p>F Karim - Journal of Mountain Area Research, 2023 - journal.kiu.edu.pk</text:p>
          </table:table-cell>
          <table:table-cell office:value-type="string" calcext:value-type="string">
            <text:p>https://journal.kiu.edu.pk/index.php/JMAR/article/view/17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bility of Japanese Ensen Kaihatsu Concept for Effective Land Use in Transit Stations along Railways in Colombo</text:p>
          </table:table-cell>
          <table:table-cell office:value-type="string" calcext:value-type="string">
            <text:p>A Suraweera, N Kitano, A Morimoto - Urban and Regional Planning …, 2023 - jstage.jst.go.jp</text:p>
          </table:table-cell>
          <table:table-cell office:value-type="string" calcext:value-type="string">
            <text:p>https://www.jstage.jst.go.jp/article/urpr/10/0/10_294/_article/-char/ja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arison of traditional method and genetic algorithm optimization in the land reallocation stage of land consolidation</text:p>
          </table:table-cell>
          <table:table-cell office:value-type="string" calcext:value-type="string">
            <text:p>Y Inceyol, T Cay- Land Use Policy, 2022 - Elsevier</text:p>
          </table:table-cell>
          <table:table-cell office:value-type="string" calcext:value-type="string">
            <text:p>https://www.sciencedirect.com/science/article/pii/S02648377220001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onomic allocation of farm land for commercial crops–a case study in Kasargod Region of India</text:p>
          </table:table-cell>
          <table:table-cell office:value-type="string" calcext:value-type="string">
            <text:p>R Suvarna, S Hebbar - International Journal of Operational …, 2020 - inderscienceonline.com</text:p>
          </table:table-cell>
          <table:table-cell office:value-type="string" calcext:value-type="string">
            <text:p>https://www.inderscienceonline.com/doi/abs/10.1504/IJOR.2020.11048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Irrigation Planning in the Eastern Gandak Project Using Linear Programming—A Case Study</text:p>
          </table:table-cell>
          <table:table-cell office:value-type="string" calcext:value-type="string">
            <text:p>M Bhushan, LB Roy- … Techniques: Select Proceedings of AEOTIT 2018, 2020 - Springer</text:p>
          </table:table-cell>
          <table:table-cell office:value-type="string" calcext:value-type="string">
            <text:p>https://link.springer.com/chapter/10.1007/978-981-13-8196-6_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irrigation water on employment in three regions of Somasila project in Andhra Pradesh: A linear programmingapproach</text:p>
          </table:table-cell>
          <table:table-cell office:value-type="string" calcext:value-type="string">
            <text:p>C Srilatha - 2023 - thepharmajournal.com</text:p>
          </table:table-cell>
          <table:table-cell office:value-type="string" calcext:value-type="string">
            <text:p>https://www.thepharmajournal.com/archives/2023/vol12issue5/PartAU/12-6-79-45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lving stochastic agricultural production planning problems by using fuzzy goal programming</text:p>
          </table:table-cell>
          <table:table-cell office:value-type="string" calcext:value-type="string">
            <text:p>AM Dar, MA Lone - SKUAST Journal of Research, 2023 - indianjournals.com</text:p>
          </table:table-cell>
          <table:table-cell office:value-type="string" calcext:value-type="string">
            <text:p>https://www.indianjournals.com/ijor.aspx?target=ijor:skuastjr&amp;volume=25&amp;issue=3&amp;article=01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EFFICIENT COMPROMISE SOLUTION FOR MULTI-OBJECTIVE SUSTAINABLE AGRICULTURAL LAND ALLOCATIONPROBLEM.</text:p>
          </table:table-cell>
          <table:table-cell office:value-type="string" calcext:value-type="string">
            <text:p>S Gupta, S Chaudhary… - International Journal of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4461738&amp;h=Gpl6RoDuEStOqg%2BRyUn1wOBdAWcjXyKsMadMtRBq7bmY18ZdKv0DBxPx0RpuMvjWXH6d9i2rAgJZSogekF1IUg%3D%3D&amp;crl=c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hybrid optimisation model for land allocationand storage sizing in agro-food system</text:p>
          </table:table-cell>
          <table:table-cell office:value-type="string" calcext:value-type="string">
            <text:p>JP Rajakal, RR Tan, V Andiappan, YK Wan- Process Integration and …, 2021 - Springer</text:p>
          </table:table-cell>
          <table:table-cell office:value-type="string" calcext:value-type="string">
            <text:p>https://link.springer.com/article/10.1007/s41660-021-00185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Inputs Allocation Model of Ethiopian Agricultural System</text:p>
          </table:table-cell>
          <table:table-cell office:value-type="string" calcext:value-type="string">
            <text:p>DA Gaenore, MM Ali, AJ Akinyi - International Journal of Mathematics And …, 2021 - ijmaa.in</text:p>
          </table:table-cell>
          <table:table-cell office:value-type="string" calcext:value-type="string">
            <text:p>http://ijmaa.in/index.php/ijmaa/article/view/34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fuzzy goal programming model to assess optimal multi crop cultivation planning</text:p>
          </table:table-cell>
          <table:table-cell office:value-type="string" calcext:value-type="string">
            <text:p>NM Hakmanage, NV Chandrasekara… - Agriculture and …, 2022 - li01.tci-thaijo.org</text:p>
          </table:table-cell>
          <table:table-cell office:value-type="string" calcext:value-type="string">
            <text:p>https://li01.tci-thaijo.org/index.php/anres/article/view/25401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resource allocation in yam‒based cropping systems in Yorro local government area of Taraba State, Nigeria</text:p>
          </table:table-cell>
          <table:table-cell office:value-type="string" calcext:value-type="string">
            <text:p>DY Giroh, FS Jacob, Y Dauna- … in Agriculture and …, 2020 - managementjournal.usamv.ro</text:p>
          </table:table-cell>
          <table:table-cell office:value-type="string" calcext:value-type="string">
            <text:p>https://managementjournal.usamv.ro/pdf/vol.20_3/Art31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linear programing models for optimal resource planning and management in sustainable cultivation–A case study in a farming village located in …</text:p>
          </table:table-cell>
          <table:table-cell office:value-type="string" calcext:value-type="string">
            <text:p>NM Hakmanage, NV Chandrasekara… - Adv. Appl …, 2021 - researchgate.net</text:p>
          </table:table-cell>
          <table:table-cell office:value-type="string" calcext:value-type="string">
            <text:p>https://www.researchgate.net/profile/N-Hakmanage/publication/349529514_APPLICATION_OF_LINEAR_PROGRAMMING_MODELS_FOR_OPTIMAL_RESOURCE_PLANNING_AND_MANAGEMENT_IN_SUSTAINABLE_CULTIVATION_-_A_CASE_STUDY_IN_A_FARMING_VILLAGE_OF_SRI_LANKA/links/624a51e157084c718b84d5fd/APPLICATION-OF-LINEAR-PROGRAMMING-MODELS-FOR-OPTIMAL-RESOURCE-PLANNING-AND-MANAGEMENT-IN-SUSTAINABLE-CULTIVATION-A-CASE-STUDY-IN-A-FARMING-VILLAGE-OF-SRI-LANKA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Linear ProgrammingTechnique on Hill based Indigenous Shifting Cultivation Practices of Nagaland, India</text:p>
          </table:table-cell>
          <table:table-cell office:value-type="string" calcext:value-type="string">
            <text:p>AK Sahu, T Ngullie - International Journal of Agriculture Sciences …, 2020 - researchgate.net</text:p>
          </table:table-cell>
          <table:table-cell office:value-type="string" calcext:value-type="string">
            <text:p>https://www.researchgate.net/profile/Aatish-Sahu/publication/348405371_Application_of_Linear_Programming_Technique_on_Hill_based_Indigenous_Shifting_Cultivation_Practices_of_Nagaland/links/5ffd496ca6fdccdcb84a538d/Application-of-Linear-Programming-Technique-on-Hill-based-Indigenous-Shifting-Cultivation-Practices-of-Nagaland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the Potential of Agricultural Land to Maintain the Production Sustainability (Empirical Study at West Papua)</text:p>
          </table:table-cell>
          <table:table-cell office:value-type="string" calcext:value-type="string">
            <text:p>M Hapsari, GN Marpaung - IOP Conference Series: Earth and …, 2023 - iopscience.iop.org</text:p>
          </table:table-cell>
          <table:table-cell office:value-type="string" calcext:value-type="string">
            <text:p>https://iopscience.iop.org/article/10.1088/1755-1315/1248/1/012002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uracy and validity assessment of application algorithms in land use allocation into comparison LP, SA, MOLA and MDCHOICE</text:p>
          </table:table-cell>
          <table:table-cell office:value-type="string" calcext:value-type="string">
            <text:p>F Jahanishakib, T Ardakani, MS Sabaee… - Geocarto …, 2022 - Taylor &amp; Francis</text:p>
          </table:table-cell>
          <table:table-cell office:value-type="string" calcext:value-type="string">
            <text:p>https://www.tandfonline.com/doi/abs/10.1080/10106049.2022.20377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certaining land allocationdecisions of farmers about the adoption of carinata as a potential crop for sustainable aviation fuel production in the Southern United …</text:p>
          </table:table-cell>
          <table:table-cell office:value-type="string" calcext:value-type="string">
            <text:p>KM Ullah, P Dwivedi- GCB Bioenergy, 2022 - Wiley Online Library</text:p>
          </table:table-cell>
          <table:table-cell office:value-type="string" calcext:value-type="string">
            <text:p>https://onlinelibrary.wiley.com/doi/abs/10.1111/gcbb.129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fferent size group of farmers crop production planning using multi-objective fuzzy linear programmingin chirang district BTAD, ASSAM, INDIA</text:p>
          </table:table-cell>
          <table:table-cell office:value-type="string" calcext:value-type="string">
            <text:p>UR BASUMATARY… - Advances in …, 2020 - research-publication.com</text:p>
          </table:table-cell>
          <table:table-cell office:value-type="string" calcext:value-type="string">
            <text:p>https://research-publication.com/amsj/uploads/papers/vol-09/iss-10/AMSJ-2020-N10-40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water and land resources allocation considering carbon sink/source and water scarcity/degradation footprint</text:p>
          </table:table-cell>
          <table:table-cell office:value-type="string" calcext:value-type="string">
            <text:p>H Wu, S Guo, P Guo, B Shan, Y Zhang - Science of the Total Environment, 2022 - Elsevier</text:p>
          </table:table-cell>
          <table:table-cell office:value-type="string" calcext:value-type="string">
            <text:p>https://www.sciencedirect.com/science/article/pii/S00489697210713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ing trade-offs in agro-ecological landscapes: Using a multi-objective land-use allocation model to support agroforestry research</text:p>
          </table:table-cell>
          <table:table-cell office:value-type="string" calcext:value-type="string">
            <text:p>E Reith, E Gosling, T Knoke, C Paul- Basic and Applied Ecology, 2022 - Elsevier</text:p>
          </table:table-cell>
          <table:table-cell office:value-type="string" calcext:value-type="string">
            <text:p>https://www.sciencedirect.com/science/article/pii/S143917912200068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signing a Resilient Biorefinery System under Uncertain Agricultural Land Allocation</text:p>
          </table:table-cell>
          <table:table-cell office:value-type="string" calcext:value-type="string">
            <text:p>V Punnathanam, Y Shastri - Computer Aided Chemical Engineering, 2022 - Elsevier</text:p>
          </table:table-cell>
          <table:table-cell office:value-type="string" calcext:value-type="string">
            <text:p>https://www.sciencedirect.com/science/article/pii/B978032385159650340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ge boundary variable neighborhood strategy adaptive search for a vegetable crop land allocationproblem</text:p>
          </table:table-cell>
          <table:table-cell office:value-type="string" calcext:value-type="string">
            <text:p>K Nitisiri, K Sethanan, R Pitakaso… - International Journal of …, 2022 - Taylor &amp; Francis</text:p>
          </table:table-cell>
          <table:table-cell office:value-type="string" calcext:value-type="string">
            <text:p>https://www.tandfonline.com/doi/abs/10.1080/17509653.2022.204319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ordinated intensification to reconcile the 'zero hunger'and 'life on land'Sustainable Development Goals</text:p>
          </table:table-cell>
          <table:table-cell office:value-type="string" calcext:value-type="string">
            <text:p>Y Zhang, RK Runting, EL Webb, DP Edwards… - Journal of …, 2021 - Elsevier</text:p>
          </table:table-cell>
          <table:table-cell office:value-type="string" calcext:value-type="string">
            <text:p>https://www.sciencedirect.com/science/article/pii/S030147972100094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ization of Lignocellulosic Ethanol Production Based on Regional Land and Water Availability</text:p>
          </table:table-cell>
          <table:table-cell office:value-type="string" calcext:value-type="string">
            <text:p>R Dhanraj, V Punnathanam, Y Shastri - Computer Aided Chemical …, 2021 - Elsevier</text:p>
          </table:table-cell>
          <table:table-cell office:value-type="string" calcext:value-type="string">
            <text:p>https://www.sciencedirect.com/science/article/pii/B978032388506550249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Allocation and Scale Operation of Agricultural Machinery Based on Mathematical Planning Method</text:p>
          </table:table-cell>
          <table:table-cell office:value-type="string" calcext:value-type="string">
            <text:p>H Wang, C Ye, A Sharma- Recent Advances in Electrical &amp; …, 2021 - ingentaconnect.com</text:p>
          </table:table-cell>
          <table:table-cell office:value-type="string" calcext:value-type="string">
            <text:p>https://www.ingentaconnect.com/content/ben/raeeng/2021/00000014/00000006/art00006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itable Land-Use and Land-Cover Allocation Scenarios to Minimize Sediment and Nutrient Loads into Kwan Phayao, Upper Ing Watershed, Thailand</text:p>
          </table:table-cell>
          <table:table-cell office:value-type="string" calcext:value-type="string">
            <text:p>J Kulsoontornrat, S Ongsomwang - Applied Sciences, 2021 - mdpi.com</text:p>
          </table:table-cell>
          <table:table-cell office:value-type="string" calcext:value-type="string">
            <text:p>https://www.mdpi.com/2076-3417/11/21/1043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sustainable land use management in water source area using water quality dynamic monitoring model</text:p>
          </table:table-cell>
          <table:table-cell office:value-type="string" calcext:value-type="string">
            <text:p>Z Jin, D Ge - Computational Intelligence and Neuroscience, 2021 - hindawi.com</text:p>
          </table:table-cell>
          <table:table-cell office:value-type="string" calcext:value-type="string">
            <text:p>https://www.hindawi.com/journals/cin/2021/3881092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etratação na public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Voronoi-based method for land-use optimization using semidefinite programming and gradient descent algorithm</text:p>
          </table:table-cell>
          <table:table-cell office:value-type="string" calcext:value-type="string">
            <text:p>V Suppakitpaisarn, A Ariyarit… - International Journal of …, 2021 - Taylor &amp; Francis</text:p>
          </table:table-cell>
          <table:table-cell office:value-type="string" calcext:value-type="string">
            <text:p>https://www.tandfonline.com/doi/abs/10.1080/13658816.2020.18412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nalysis of Land Use Options using CLUMondo Model to Promote Agricultural Restructuring in the Mekong Delta's Coastal Area in Vietnam</text:p>
          </table:table-cell>
          <table:table-cell office:value-type="string" calcext:value-type="string">
            <text:p>TC Quang, PK Diem, VQ Minh, PT Vu… - Agricultural Science …, 2023 - indianjournals.com</text:p>
          </table:table-cell>
          <table:table-cell office:value-type="string" calcext:value-type="string">
            <text:p>https://www.indianjournals.com/ijor.aspx?target=ijor:asd&amp;volume=43&amp;issue=4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nd-Use Optimization and Allocation for Saltwater Intrusion Regions: A Case Study in Soc Trang Province, Vietnam</text:p>
          </table:table-cell>
          <table:table-cell office:value-type="string" calcext:value-type="string">
            <text:p>QC Truong, TH Nguyen, VT Pham, TH Nguyen - 2023 - preprints.org</text:p>
          </table:table-cell>
          <table:table-cell office:value-type="string" calcext:value-type="string">
            <text:p>https://www.preprints.org/manuscript/202311.1914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nd use planning and overseas production</text:p>
          </table:table-cell>
          <table:table-cell office:value-type="string" calcext:value-type="string">
            <text:p>O Bozorg-Haddad, MR Rajabi… - Water Resources: Future …, 2021 - iwaponline.com</text:p>
          </table:table-cell>
          <table:table-cell office:value-type="string" calcext:value-type="string">
            <text:p>https://iwaponline.com/ebooks/book/chapter-pdf/905585/9781789062144_0087.pdf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sidering economic-environmental joint benefits of water-land resources allocation for supporting sustainable agricultural system development in northeastern …</text:p>
          </table:table-cell>
          <table:table-cell office:value-type="string" calcext:value-type="string">
            <text:p>Y Wang, Y Xie, Y Cai, G Liu, P Zhang, B Li, B Li… - … Science and Pollution …, 2022 - Springer</text:p>
          </table:table-cell>
          <table:table-cell office:value-type="string" calcext:value-type="string">
            <text:p>https://link.springer.com/article/10.1007/s11356-022-18516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ash crop combination for maximum net income: A case study of a small-scale cash crop farmer in Vhembe, Limpopo province, South Africa</text:p>
          </table:table-cell>
          <table:table-cell office:value-type="string" calcext:value-type="string">
            <text:p>K Muzhinji, N Ndou- African Journal of Food, Agriculture, Nutrition and …, 2022 - ajol.info</text:p>
          </table:table-cell>
          <table:table-cell office:value-type="string" calcext:value-type="string">
            <text:p>https://www.ajol.info/index.php/ajfand/article/view/246577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water supply using linear programmingmonthly model</text:p>
          </table:table-cell>
          <table:table-cell office:value-type="string" calcext:value-type="string">
            <text:p>B Ajudiya, S Yadav- … on Intelligent Vision and Computing (ICIVC …, 2023 - researchgate.net</text:p>
          </table:table-cell>
          <table:table-cell office:value-type="string" calcext:value-type="string">
            <text:p>https://www.researchgate.net/profile/Bhavana-Ajudiya/amp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problems and data envelopment analysis in agricultural land processing–A review</text:p>
          </table:table-cell>
          <table:table-cell office:value-type="string" calcext:value-type="string">
            <text:p>BA Gušavac, G Savić- Management: Journal of Sustainable Business &amp; …, 2021 - ceeol.com</text:p>
          </table:table-cell>
          <table:table-cell office:value-type="string" calcext:value-type="string">
            <text:p>https://www.ceeol.com/search/article-detail?id=949649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land use structure to balance economic benefits and ecosystem services under uncertainties: A case study in Wuhan, China</text:p>
          </table:table-cell>
          <table:table-cell office:value-type="string" calcext:value-type="string">
            <text:p>S Ma, Z Wen - Journal of Cleaner Production, 2021 - Elsevier</text:p>
          </table:table-cell>
          <table:table-cell office:value-type="string" calcext:value-type="string">
            <text:p>https://www.sciencedirect.com/science/article/pii/S095965262101755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oethanol supply chain network design considering land characteristics</text:p>
          </table:table-cell>
          <table:table-cell office:value-type="string" calcext:value-type="string">
            <text:p>H Rahemi, SA Torabi, A Avami, F Jolai- Renewable and Sustainable …, 2020 - Elsevier</text:p>
          </table:table-cell>
          <table:table-cell office:value-type="string" calcext:value-type="string">
            <text:p>https://www.sciencedirect.com/science/article/pii/S136403211930725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for environmental assessment of crop- livestockproduction systems</text:p>
          </table:table-cell>
          <table:table-cell office:value-type="string" calcext:value-type="string">
            <text:p>MD Heidari, I Turner, A Ardestani-Jaafari, N Pelletier- Agricultural Systems, 2021 - Elsevier</text:p>
          </table:table-cell>
          <table:table-cell office:value-type="string" calcext:value-type="string">
            <text:p>https://www.sciencedirect.com/science/article/pii/S0308521X2100161X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ards sustainable circular agriculture: An integrated optimization framework for crop- livestock-biogas-crop recycling system management under uncertainty</text:p>
          </table:table-cell>
          <table:table-cell office:value-type="string" calcext:value-type="string">
            <text:p>Q Yue, P Guo, H Wu, Y Wang, C Zhang- Agricultural Systems, 2022 - Elsevier</text:p>
          </table:table-cell>
          <table:table-cell office:value-type="string" calcext:value-type="string">
            <text:p>https://www.sciencedirect.com/science/article/pii/S0308521X2100300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Two-Stage Multi Criteria Decision Making in Crop- Livestock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conferênc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- LivestockIntegration in Sudan (A case of Gezira Irrigated Scheme)</text:p>
          </table:table-cell>
          <table:table-cell office:value-type="string" calcext:value-type="string">
            <text:p>RM Elzaki, HH Faki, SEH Ahmed - sud-jap.sd</text:p>
          </table:table-cell>
          <table:table-cell office:value-type="string" calcext:value-type="string">
            <text:p>https://sud-jap.sd/wp-content/uploads/2021/02/Crop-full-1.pdf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Não tem data nem local de publicaçã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 LINEAR SIMULATION MODEL FOR OPTIMIZING CROP STRUCTURE IN ORDER TO MAXIMIZE INCOME IN A VEGETAL AGRICULTURAL FARM.</text:p>
          </table:table-cell>
          <table:table-cell office:value-type="string" calcext:value-type="string">
            <text:p>S IONITESCU- Scientific Papers Series Management …, 2023 - managementjournal.usamv.ro</text:p>
          </table:table-cell>
          <table:table-cell office:value-type="string" calcext:value-type="string">
            <text:p>https://managementjournal.usamv.ro/pdf/vol.23_2/Art35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</text:p>
          </table:table-cell>
          <table:table-cell office:value-type="string" calcext:value-type="string">
            <text:p>OO Adelesi, YU Kim, H Webber, P Zander, J Schuler… - Sustainability, 2023 - mdpi.com</text:p>
          </table:table-cell>
          <table:table-cell office:value-type="string" calcext:value-type="string">
            <text:p>https://www.mdpi.com/2071-1050/15/9/7386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rm Resource Allocation Decisions in Smallholder Farming Systems in the Mt. Elgon Region, Uganda</text:p>
          </table:table-cell>
          <table:table-cell office:value-type="string" calcext:value-type="string">
            <text:p>CA Alum - 2021 - jlupub.ub.uni-giessen.de</text:p>
          </table:table-cell>
          <table:table-cell office:value-type="string" calcext:value-type="string">
            <text:p>https://jlupub.ub.uni-giessen.de/handle/jlupub/34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combination of food crop farm enterprise among smallholder farmers in the Assin north district of Ghana</text:p>
          </table:table-cell>
          <table:table-cell office:value-type="string" calcext:value-type="string">
            <text:p>A Koufie - 2020 - ir.ucc.edu.gh</text:p>
          </table:table-cell>
          <table:table-cell office:value-type="string" calcext:value-type="string">
            <text:p>https://ir.ucc.edu.gh/xmlui/handle/123456789/657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brid Crop- LivestockSystems as a Potential Solution to Sustainable Intensification of Agriculture</text:p>
          </table:table-cell>
          <table:table-cell office:value-type="string" calcext:value-type="string">
            <text:p>KC Kamath - 2023 - edepot.wur.nl</text:p>
          </table:table-cell>
          <table:table-cell office:value-type="string" calcext:value-type="string">
            <text:p>https://edepot.wur.nl/63057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parâmetr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ential of mathematical model-based decision making to promote sustainable performance of agriculture in developing countries: A review article</text:p>
          </table:table-cell>
          <table:table-cell office:value-type="string" calcext:value-type="string">
            <text:p>MT Mellaku, AS Sebsibe- Heliyon, 2022 - cell.com</text:p>
          </table:table-cell>
          <table:table-cell office:value-type="string" calcext:value-type="string">
            <text:p>https://www.cell.com/heliyon/pdf/S2405-8440(22)00256-0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. Sustainability 2023, 15 …</text:p>
          </table:table-cell>
          <table:table-cell office:value-type="string" calcext:value-type="string">
            <text:p>OO Adelesi, YU Kim, H Weber, P Zander… - doi. org/10.3390 …, 2023 - publications.zalf.de</text:p>
          </table:table-cell>
          <table:table-cell office:value-type="string" calcext:value-type="string">
            <text:p>https://publications.zalf.de/publications/497fbe26-5865-4c4e-8c74-3fcb1e9458c4.pdf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dentifying profitable activities on the frontier: The Altillanura of Colombia</text:p>
          </table:table-cell>
          <table:table-cell office:value-type="string" calcext:value-type="string">
            <text:p>CA Fontanilla-Díaz, PV Preckel… - Agricultural …, 2021 - Elsevier</text:p>
          </table:table-cell>
          <table:table-cell office:value-type="string" calcext:value-type="string">
            <text:p>https://www.sciencedirect.com/science/article/pii/S0308521X2100152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Optimization of Major Farming Systems in Hills of Himachal Pradesh</text:p>
          </table:table-cell>
          <table:table-cell office:value-type="string" calcext:value-type="string">
            <text:p>S Kumar, R Sharma- Indian Journal of Ecology, 2023 - researchgate.net</text:p>
          </table:table-cell>
          <table:table-cell office:value-type="string" calcext:value-type="string">
            <text:p>https://www.researchgate.net/profile/Sanjeev-Kumar-155/publication/371537293_Resource_Use_Efficiency_Optimization_of_Major_Farming_Systems_in_Hills_of_Himachal_Pradesh/links/64892e7a712bd8296221b718/Resource-Use-Efficiency-Optimization-of-Major-Farming-Systems-in-Hills-of-Himachal-Pradesh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uropean farmers' response to crop residue prices and implications for bioenergy policies</text:p>
          </table:table-cell>
          <table:table-cell office:value-type="string" calcext:value-type="string">
            <text:p>M Gérard, PA Jayet - Energy Policy, 2023 - Elsevier</text:p>
          </table:table-cell>
          <table:table-cell office:value-type="string" calcext:value-type="string">
            <text:p>https://www.sciencedirect.com/science/article/pii/S030142152300146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 for 2030–2050 under Climate Changes in the Czech Republic</text:p>
          </table:table-cell>
          <table:table-cell office:value-type="string" calcext:value-type="string">
            <text:p>V Potopová, M Musiolková, JA Gaviria, M Trnka… - Agriculture, 2023 - mdpi.com</text:p>
          </table:table-cell>
          <table:table-cell office:value-type="string" calcext:value-type="string">
            <text:p>https://www.mdpi.com/2077-0472/13/7/12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cent Advances in Planning Farm Operations through Optimization Models</text:p>
          </table:table-cell>
          <table:table-cell office:value-type="string" calcext:value-type="string">
            <text:p>Y YILDIRIM, A Ulucan, KB ATICI- Hacettepe Üniversitesi İktisadi ve …, 2023 - dergipark.org.tr</text:p>
          </table:table-cell>
          <table:table-cell office:value-type="string" calcext:value-type="string">
            <text:p>https://dergipark.org.tr/en/pub/huniibf/issue/79142/123369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management of land, water, and fertilizer for rice production considering footprint family assessment in a random environment</text:p>
          </table:table-cell>
          <table:table-cell office:value-type="string" calcext:value-type="string">
            <text:p>M Li, Q Fu, VP Singh, D Liu, T Li, J Li - Journal of Cleaner Production, 2020 - Elsevier</text:p>
          </table:table-cell>
          <table:table-cell office:value-type="string" calcext:value-type="string">
            <text:p>https://www.sciencedirect.com/science/article/pii/S095965262030832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ping pattern simulation-optimization model for water use efficiency and economic return</text:p>
          </table:table-cell>
          <table:table-cell office:value-type="string" calcext:value-type="string">
            <text:p>CA Terán-Chaves… - Journal of Agricultural …, 2021 - agroengineering.org</text:p>
          </table:table-cell>
          <table:table-cell office:value-type="string" calcext:value-type="string">
            <text:p>https://www.agroengineering.org/index.php/jae/article/view/1197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ca no problema da 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mino: Data-driven optimization of bi-level mixed-integer nonlinear problems</text:p>
          </table:table-cell>
          <table:table-cell office:value-type="string" calcext:value-type="string">
            <text:p>B Beykal, S Avraamidou, IPE Pistikopoulos… - Journal of Global …, 2020 - Springer</text:p>
          </table:table-cell>
          <table:table-cell office:value-type="string" calcext:value-type="string">
            <text:p>https://link.springer.com/article/10.1007/s10898-020-00890-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goal programming approach to evaluate agroforestry systems in Eastern Panama</text:p>
          </table:table-cell>
          <table:table-cell office:value-type="string" calcext:value-type="string">
            <text:p>E Gosling, E Reith, T Knoke, C Paul- Journal of environmental …, 2020 - Elsevier</text:p>
          </table:table-cell>
          <table:table-cell office:value-type="string" calcext:value-type="string">
            <text:p>https://www.sciencedirect.com/science/article/pii/S030147972030183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a Region of Togo</text:p>
          </table:table-cell>
          <table:table-cell office:value-type="string" calcext:value-type="string">
            <text:p>N Gerber, T Wünscher - research4agrinnovation.org</text:p>
          </table:table-cell>
          <table:table-cell office:value-type="string" calcext:value-type="string">
            <text:p>https://research4agrinnovation.org/app/uploads/2020/02/Impacts-of-Adaptation-to-Climate-Change-on-farmers%E2%80%99-income-in-the-Savana-Region-o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rative Assessment of Farmers' Livelihood Strategies by Optimizing Resource Use in Farming Areas of Adamawa State, Nigeria and Eastern Uttar …</text:p>
          </table:table-cell>
          <table:table-cell office:value-type="string" calcext:value-type="string">
            <text:p>O Gwandi, YZ Dia, V Kamalvanshi- Current Perspectives in …, 2023 - researchgate.net</text:p>
          </table:table-cell>
          <table:table-cell office:value-type="string" calcext:value-type="string">
            <text:p>https://www.researchgate.net/profile/Offar-Gwandi/publication/371272578_Comparative_Assessment_of_Farmers'_Livelihood_Strategies_by_Optimizing_Resource_Use_in_Farming_Areas_of_Adamawa_State_Nigeria_and_Eastern_Uttar_Pradesh_India/links/647f4c2eb3dfd73b7769744f/Comparative-Assessment-of-Farmers-Livelihood-Strategies-by-Optimizing-Resource-Use-in-Farming-Areas-of-Adamawa-State-Nigeria-and-Eastern-Uttar-Pradesh-India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na region of Togo</text:p>
          </table:table-cell>
          <table:table-cell office:value-type="string" calcext:value-type="string">
            <text:p>M Pilo, N Gerber, T Wünscher - Revue economique, 2021 - cairn.info</text:p>
          </table:table-cell>
          <table:table-cell office:value-type="string" calcext:value-type="string">
            <text:p>https://www.cairn.info/revue-economique-2021-3-page-421.htm?ora.z_ref=li-26135968-pub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ffect of climate change induced agricultural risk on land use in Chinese small farms: Implications for adaptation strategy</text:p>
          </table:table-cell>
          <table:table-cell office:value-type="string" calcext:value-type="string">
            <text:p>W Lu, X Ye, J Huang, GSA Horlu- Ecological Indicators, 2020 - Elsevier</text:p>
          </table:table-cell>
          <table:table-cell office:value-type="string" calcext:value-type="string">
            <text:p>https://www.sciencedirect.com/science/article/pii/S1470160X2030351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rata de mudança climá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CAM-GLORY v1. 0: Representing Global Reservoir Water Storage in a Multisector Human-Earth System Model</text:p>
          </table:table-cell>
          <table:table-cell office:value-type="string" calcext:value-type="string">
            <text:p>M Zhao, TB Wild, NT Graham, S Kim… - Geoscientific Model …, 2023 - gmd.copernicus.org</text:p>
          </table:table-cell>
          <table:table-cell office:value-type="string" calcext:value-type="string">
            <text:p>https://gmd.copernicus.org/preprints/gmd-2023-204/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for 2030–2050 for Individual Regions of the Czech Republic</text:p>
          </table:table-cell>
          <table:table-cell office:value-type="string" calcext:value-type="string">
            <text:p>V Potopová, M Musiolková, JA Gaviria, M Trnka… - Available at SSRN … - papers.ssrn.com</text:p>
          </table:table-cell>
          <table:table-cell office:value-type="string" calcext:value-type="string">
            <text:p>https://papers.ssrn.com/sol3/papers.cfm?abstract_id=43369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king agriculture carbon neutral amid a changing climate: The case of South-Western Australia</text:p>
          </table:table-cell>
          <table:table-cell office:value-type="string" calcext:value-type="string">
            <text:p>R Kingwell - Land, 2021 - mdpi.com</text:p>
          </table:table-cell>
          <table:table-cell office:value-type="string" calcext:value-type="string">
            <text:p>https://www.mdpi.com/2073-445X/10/11/125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e contribution of bio-economic assessments to better informed land-use decision making: An overview</text:p>
          </table:table-cell>
          <table:table-cell office:value-type="string" calcext:value-type="string">
            <text:p>LM Castro, F Lechthaler - Ecological Engineering, 2022 - Elsevier</text:p>
          </table:table-cell>
          <table:table-cell office:value-type="string" calcext:value-type="string">
            <text:p>https://www.sciencedirect.com/science/article/pii/S092585742100304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king Agriculture Carbon Neutral Amid a Changing Climate: The Case of South-Western Australia. Land 2021, 10, 1259</text:p>
          </table:table-cell>
          <table:table-cell office:value-type="string" calcext:value-type="string">
            <text:p>R Kingwell - 2021 - academia.edu</text:p>
          </table:table-cell>
          <table:table-cell office:value-type="string" calcext:value-type="string">
            <text:p>https://www.academia.edu/download/78922806/pd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 security outcomes in agricultural systems models: Current status and recommended improvements</text:p>
          </table:table-cell>
          <table:table-cell office:value-type="string" calcext:value-type="string">
            <text:p>CF Nicholson, EC Stephens, B Kopainsky, AD Jones… - Agricultural …, 2021 - Elsevier</text:p>
          </table:table-cell>
          <table:table-cell office:value-type="string" calcext:value-type="string">
            <text:p>https://www.sciencedirect.com/science/article/pii/S0308521X203088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Define segurança alimentar, importan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ed whole-farm planning for mixed-enterprise systems in Australia using a four-stage stochastic model with recourse</text:p>
          </table:table-cell>
          <table:table-cell office:value-type="string" calcext:value-type="string">
            <text:p>M Young, J Young, RS Kingwell… - Australian Farm …, 2023 - search.informit.org</text:p>
          </table:table-cell>
          <table:table-cell office:value-type="string" calcext:value-type="string">
            <text:p>https://search.informit.org/doi/abs/10.3316/informit.45958951530094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ulation and Optimization of Urban Water and Land Resources Utilization for Low Carbon Development: A Case Study of Tianjin, China</text:p>
          </table:table-cell>
          <table:table-cell office:value-type="string" calcext:value-type="string">
            <text:p>W Jiang, Z Zeng, Z Zhang, Y Zhao - Sustainability, 2022 - mdpi.com</text:p>
          </table:table-cell>
          <table:table-cell office:value-type="string" calcext:value-type="string">
            <text:p>https://www.mdpi.com/2071-1050/14/5/276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imbabwe farm typologies report</text:p>
          </table:table-cell>
          <table:table-cell office:value-type="string" calcext:value-type="string">
            <text:p>S Homann-Kee Tui, F Baudron - 2023 - cgspace.cgiar.org</text:p>
          </table:table-cell>
          <table:table-cell office:value-type="string" calcext:value-type="string">
            <text:p>https://cgspace.cgiar.org/bitstream/handle/10568/131759/LIPS_ZimbabweFarmTypologiesReport.pdf?sequence=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ch socio-economic conditions drive the selection of agroforestry at the forest frontier?</text:p>
          </table:table-cell>
          <table:table-cell office:value-type="string" calcext:value-type="string">
            <text:p>E Gosling, T Knoke, E Reith, A Reyes Cáceres… - Environmental …, 2021 - Springer</text:p>
          </table:table-cell>
          <table:table-cell office:value-type="string" calcext:value-type="string">
            <text:p>https://link.springer.com/article/10.1007/s00267-021-01439-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oca objetivos sócio econômic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ding the land use sector representation in open source bottom-up energy system optimization models: The TEMOA-Pantelleria case study</text:p>
          </table:table-cell>
          <table:table-cell office:value-type="string" calcext:value-type="string">
            <text:p>L Rajteri - 2023 - webthesis.biblio.polito.it</text:p>
          </table:table-cell>
          <table:table-cell office:value-type="string" calcext:value-type="string">
            <text:p>https://webthesis.biblio.polito.it/29221/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stralian Farm Business Management Journal 2023, Volume 20, Paper 3</text:p>
          </table:table-cell>
          <table:table-cell office:value-type="string" calcext:value-type="string">
            <text:p>M Younga, J Younge, RS Kingwella, PE Vercoea - blog.une.edu.au</text:p>
          </table:table-cell>
          <table:table-cell office:value-type="string" calcext:value-type="string">
            <text:p>https://blog.une.edu.au/afbm-journal/files/2023/08/AFBMJ-Vol-20-Paper-3-Young-et-al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new approach to farm optimisation modelling enhances strategical and tactical livestock management in Western Australian mixed farm businesses</text:p>
          </table:table-cell>
          <table:table-cell office:value-type="string" calcext:value-type="string">
            <text:p>M Young - 2023 - research-repository.uwa.edu.au</text:p>
          </table:table-cell>
          <table:table-cell office:value-type="string" calcext:value-type="string">
            <text:p>https://research-repository.uwa.edu.au/en/publications/a-new-approach-to-farm-optimisation-modelling-enhances-strategic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isk-averse stochastic optimization for farm management practices and cultivar selection under uncertainty</text:p>
          </table:table-cell>
          <table:table-cell office:value-type="string" calcext:value-type="string">
            <text:p>F Akhavizadegan, J Ansarifar, L Wang… - arXiv preprint arXiv …, 2022 - arxiv.org</text:p>
          </table:table-cell>
          <table:table-cell office:value-type="string" calcext:value-type="string">
            <text:p>https://arxiv.org/abs/2208.048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ethodological integrated approach to analyse climate change effects in agri-food sector: The TIMES water-energy-food module</text:p>
          </table:table-cell>
          <table:table-cell office:value-type="string" calcext:value-type="string">
            <text:p>MM Tortorella, S Di Leo, C Cosmi, P Fortes… - International Journal of …, 2020 - mdpi.com</text:p>
          </table:table-cell>
          <table:table-cell office:value-type="string" calcext:value-type="string">
            <text:p>https://www.mdpi.com/1660-4601/17/21/770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Modelagem integrando área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uantifying the effect of land use change model coupling</text:p>
          </table:table-cell>
          <table:table-cell office:value-type="string" calcext:value-type="string">
            <text:p>O Stepanov, G Câmara, JA Verstegen- Land, 2020 - mdpi.com</text:p>
          </table:table-cell>
          <table:table-cell office:value-type="string" calcext:value-type="string">
            <text:p>https://www.mdpi.com/2073-445X/9/2/5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Land Use/cover and Climate Change on Surface Water Resources in Semi-arid Lokok and Lokere Catchments, Uganda</text:p>
          </table:table-cell>
          <table:table-cell office:value-type="string" calcext:value-type="string">
            <text:p>R Osaliya - 2021 - erepository.uonbi.ac.ke</text:p>
          </table:table-cell>
          <table:table-cell office:value-type="string" calcext:value-type="string">
            <text:p>http://erepository.uonbi.ac.ke/handle/11295/15717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gional Review Workshop on Completed Research Activities</text:p>
          </table:table-cell>
          <table:table-cell office:value-type="string" calcext:value-type="string">
            <text:p>A Hailu, K Ketama, M Jifara, D Mengistu - 2021 - researchgate.net</text:p>
          </table:table-cell>
          <table:table-cell office:value-type="string" calcext:value-type="string">
            <text:p>https://www.researchgate.net/profile/Dirriba-Mengistu/publication/361195797_socio-economics_research_proceeding_2020_vol5/links/62a25128c660ab61f86fe638/socio-economics-research-proceeding-2020-vol5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3. 1: INTER-MODEL BASELINE HARMONIZATION AND COMPARISON</text:p>
          </table:table-cell>
          <table:table-cell office:value-type="string" calcext:value-type="string">
            <text:p>DK Jongeneel, I Perez-Dominguez, A Petsakos… - 2020 - suprema-project.eu</text:p>
          </table:table-cell>
          <table:table-cell office:value-type="string" calcext:value-type="string">
            <text:p>https://www.suprema-project.eu/images/Deliverable_D3.1_updated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Efficiency of Potato and head cabbage Production by smallholder Farmers in West Arsi zone, Oromia Region Ethiopia</text:p>
          </table:table-cell>
          <table:table-cell office:value-type="string" calcext:value-type="string">
            <text:p>B Bati, A Negesse, S Gizachew, Y Esma'el - Regional Review Workshop on … - iqqo.org</text:p>
          </table:table-cell>
          <table:table-cell office:value-type="string" calcext:value-type="string">
            <text:p>https://www.iqqo.org/sites/default/files/Socio%20Economics%20research%20proceeding%202021.pdf#page=42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comprehensive review of the nexus of food, energy, and water systems: What the models tell us</text:p>
          </table:table-cell>
          <table:table-cell office:value-type="string" calcext:value-type="string">
            <text:p>DHB Gai, E Shittu, YC Ethan Yang… - Journal of Water …, 2022 - ascelibrary.org</text:p>
          </table:table-cell>
          <table:table-cell office:value-type="string" calcext:value-type="string">
            <text:p>https://ascelibrary.org/doi/abs/10.1061/(ASCE)WR.1943-5452.000156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Development in China through the Promotion of Land Rental Markets and Agricultural Cooperatives</text:p>
          </table:table-cell>
          <table:table-cell office:value-type="string" calcext:value-type="string">
            <text:p>X Li - 2023 - repository.kulib.kyoto-u.ac.jp</text:p>
          </table:table-cell>
          <table:table-cell office:value-type="string" calcext:value-type="string">
            <text:p>https://repository.kulib.kyoto-u.ac.jp/dspace/bitstream/2433/283803/1/dnogk02567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arginal abatement cost curve for climate change mitigation by additional carbon storage in French agricultural land</text:p>
          </table:table-cell>
          <table:table-cell office:value-type="string" calcext:value-type="string">
            <text:p>L Bamière, V Bellassen, D Angers, R Cardinael… - Journal of Cleaner …, 2023 - Elsevier</text:p>
          </table:table-cell>
          <table:table-cell office:value-type="string" calcext:value-type="string">
            <text:p>https://www.sciencedirect.com/science/article/pii/S0959652622049976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financial implications of diversifying wine grape production to include citrus in the Robertson area, Western Cape, South Africa</text:p>
          </table:table-cell>
          <table:table-cell office:value-type="string" calcext:value-type="string">
            <text:p>BC Bezuidenhout - 2020 - scholar.sun.ac.za</text:p>
          </table:table-cell>
          <table:table-cell office:value-type="string" calcext:value-type="string">
            <text:p>https://scholar.sun.ac.za/handle/10019.1/108208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luating agroforestry from the farmers' perspective</text:p>
          </table:table-cell>
          <table:table-cell office:value-type="string" calcext:value-type="string">
            <text:p>EJ Gosling- 2021 - mediatum.ub.tum.de</text:p>
          </table:table-cell>
          <table:table-cell office:value-type="string" calcext:value-type="string">
            <text:p>https://mediatum.ub.tum.de/160133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agem.I127:Listagem.I267 Listagem.I121:Listagem.I126 Listagem.E96:Listagem.H267 Listagem.I97:Listagem.I120 Listagem.I96:Listagem.I96 Listagem.E2:Listagem.I95">
            <calcext:condition calcext:apply-style-name="Good" calcext:value="=&quot;Sim&quot;" calcext:base-cell-address="Listagem.E2"/>
            <calcext:condition calcext:apply-style-name="Bad" calcext:value="=&quot;Não&quot;" calcext:base-cell-address="Listagem.E2"/>
          </calcext:conditional-format>
        </calcext:conditional-formats>
      </table:table>
      <table:named-expressions/>
      <table:database-ranges>
        <table:database-range table:name="__Anonymous_DB__1" table:target-range-address="Listagem.E2:Listagem.I267" table:contains-header="false"/>
        <table:database-range table:name="__Anonymous_Sheet_DB__1" table:target-range-address="Listagem.A1:Listagem.J26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time-style style:name="N132">
      <number:hours/>
      <number:text>:</number:text>
      <number:minute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30">
      <number:day/>
      <number:text>/</number:text>
      <number:month number:textual="true"/>
    </number:date-style>
    <number:date-style style:name="N129">
      <number:month number:textual="true"/>
      <number:text>/</number:text>
      <number:year/>
    </number:date-style>
    <number:date-style style:name="N128">
      <number:day/>
      <number:text>/</number:text>
      <number:month number:textual="true"/>
      <number:text>/</number:text>
      <number:year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38">
      <number:minutes number:style="long"/>
      <number:text>:</number:text>
      <number:seconds number:style="long" number:decimal-places="1"/>
    </number:time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07">
      <number:day/>
      <number:text>/</number:text>
      <number:month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9:48.618924436</meta:creation-date>
    <dc:date>2024-01-24T09:55:26.279102293</dc:date>
    <meta:editing-duration>PT12H57M47S</meta:editing-duration>
    <meta:editing-cycles>163</meta:editing-cycles>
    <meta:generator>LibreOffice/7.3.7.2$Linux_X86_64 LibreOffice_project/30$Build-2</meta:generator>
    <meta:document-statistic meta:table-count="2" meta:cell-count="2199" meta:object-count="0"/>
  </office:meta>
</office:document-meta>
</file>